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etBrains Mono1" svg:font-family="'JetBrains Mono'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0.702cm" fo:margin-left="6.299cm" table:align="left"/>
    </style:style>
    <style:style style:name="Таблица1.A" style:family="table-column">
      <style:table-column-properties style:column-width="5.868cm"/>
    </style:style>
    <style:style style:name="Таблица1.B" style:family="table-column">
      <style:table-column-properties style:column-width="4.833cm"/>
    </style:style>
    <style:style style:name="Таблица1.A1" style:family="table-cell">
      <style:table-cell-properties style:vertical-align="bottom" fo:padding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3" style:family="paragraph" style:parent-style-name="Standard_20__28_user_29_">
      <style:paragraph-properties fo:line-height="115%"/>
      <style:text-properties style:font-name="Times New Roman1" fo:font-size="14pt" fo:language="ru" fo:country="RU" officeooo:paragraph-rsid="000b185d" style:font-size-asian="14pt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1" fo:font-size="18pt" fo:language="ru" fo:country="RU" fo:font-weight="bold" style:font-size-asian="18pt" style:font-weight-asian="bold" style:font-size-complex="18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1" fo:font-size="18pt" fo:language="ru" fo:country="RU" fo:font-weight="bold" officeooo:paragraph-rsid="000b185d" style:font-size-asian="18pt" style:font-weight-asian="bold" style:font-size-complex="18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1" fo:font-size="18pt" fo:language="ru" fo:country="RU" fo:font-weight="bold" officeooo:paragraph-rsid="0029e0e7" style:font-size-asian="18pt" style:font-weight-asian="bold" style:font-size-complex="18pt" style:font-weight-complex="bold"/>
    </style:style>
    <style:style style:name="P7" style:family="paragraph" style:parent-style-name="Standard_20__28_user_29_">
      <style:paragraph-properties fo:line-height="115%"/>
      <style:text-properties style:font-name="Times New Roman1" fo:font-size="16pt" officeooo:paragraph-rsid="000b185d" style:font-size-asian="16pt" style:font-size-complex="16pt"/>
    </style:style>
    <style:style style:name="P8" style:family="paragraph" style:parent-style-name="Standard_20__28_user_29_">
      <style:paragraph-properties fo:line-height="115%"/>
      <style:text-properties style:font-name="Times New Roman1" fo:font-size="16pt" fo:font-weight="normal" officeooo:paragraph-rsid="000c17d9" style:font-size-asian="16pt" style:font-weight-asian="normal" style:font-size-complex="16pt" style:font-weight-complex="normal"/>
    </style:style>
    <style:style style:name="P9" style:family="paragraph" style:parent-style-name="Standard_20__28_user_29_">
      <style:paragraph-properties fo:line-height="115%"/>
      <style:text-properties style:font-name="Times New Roman1" fo:font-size="16pt" fo:font-weight="normal" officeooo:rsid="000cf00c" officeooo:paragraph-rsid="000c17d9" style:font-size-asian="16pt" style:font-weight-asian="normal" style:font-size-complex="16pt" style:font-weight-complex="normal"/>
    </style:style>
    <style:style style:name="P10" style:family="paragraph" style:parent-style-name="Standard_20__28_user_29_">
      <style:paragraph-properties fo:line-height="115%"/>
      <style:text-properties style:font-name="Times New Roman1" fo:font-size="16pt" fo:font-weight="normal" officeooo:rsid="000cf00c" officeooo:paragraph-rsid="000cf00c" style:font-size-asian="16pt" style:font-weight-asian="normal" style:font-size-complex="16pt" style:font-weight-complex="normal"/>
    </style:style>
    <style:style style:name="P11" style:family="paragraph" style:parent-style-name="Standard_20__28_user_29_">
      <style:paragraph-properties fo:line-height="115%"/>
      <style:text-properties style:font-name="Times New Roman1" fo:font-size="16pt" fo:font-weight="normal" officeooo:rsid="001c6a06" officeooo:paragraph-rsid="000c17d9" style:font-size-asian="16pt" style:font-weight-asian="normal" style:font-size-complex="16pt" style:font-weight-complex="normal"/>
    </style:style>
    <style:style style:name="P12" style:family="paragraph" style:parent-style-name="Standard_20__28_user_29_">
      <style:paragraph-properties fo:line-height="115%"/>
      <style:text-properties style:font-name="Times New Roman1" fo:font-size="16pt" fo:font-weight="normal" officeooo:rsid="001dd328" officeooo:paragraph-rsid="000cf00c" style:font-size-asian="16pt" style:font-weight-asian="normal" style:font-size-complex="16pt" style:font-weight-complex="normal"/>
    </style:style>
    <style:style style:name="P13" style:family="paragraph" style:parent-style-name="Standard_20__28_user_29_">
      <style:paragraph-properties fo:line-height="115%"/>
      <style:text-properties style:font-name="Times New Roman1" fo:font-size="16pt" fo:font-weight="normal" officeooo:rsid="001dd328" officeooo:paragraph-rsid="0021d505" style:font-size-asian="16pt" style:font-weight-asian="normal" style:font-size-complex="16pt" style:font-weight-complex="normal"/>
    </style:style>
    <style:style style:name="P14" style:family="paragraph" style:parent-style-name="Standard_20__28_user_29_">
      <style:paragraph-properties fo:line-height="115%"/>
      <style:text-properties style:font-name="Times New Roman1" fo:font-size="16pt" fo:font-weight="bold" officeooo:rsid="000cf00c" officeooo:paragraph-rsid="000cf00c" style:font-size-asian="16pt" style:font-weight-asian="bold" style:font-size-complex="16pt" style:font-weight-complex="bold"/>
    </style:style>
    <style:style style:name="P15" style:family="paragraph" style:parent-style-name="Standard_20__28_user_29_">
      <style:paragraph-properties fo:line-height="115%"/>
    </style:style>
    <style:style style:name="P16" style:family="paragraph" style:parent-style-name="Standard_20__28_user_29_">
      <style:paragraph-properties fo:line-height="115%"/>
      <style:text-properties officeooo:paragraph-rsid="000b185d"/>
    </style:style>
    <style:style style:name="P17" style:family="paragraph" style:parent-style-name="Standard_20__28_user_29_">
      <style:paragraph-properties fo:line-height="115%"/>
      <style:text-properties officeooo:paragraph-rsid="000c17d9"/>
    </style:style>
    <style:style style:name="P18" style:family="paragraph" style:parent-style-name="Standard_20__28_user_29_">
      <style:paragraph-properties fo:line-height="115%"/>
      <style:text-properties officeooo:paragraph-rsid="000cf00c"/>
    </style:style>
    <style:style style:name="P19" style:family="paragraph" style:parent-style-name="Standard_20__28_user_29_">
      <style:paragraph-properties fo:line-height="115%"/>
      <style:text-properties officeooo:paragraph-rsid="0011f04d"/>
    </style:style>
    <style:style style:name="P20" style:family="paragraph" style:parent-style-name="Standard_20__28_user_29_">
      <style:paragraph-properties fo:line-height="115%"/>
      <style:text-properties officeooo:paragraph-rsid="0014ac1f"/>
    </style:style>
    <style:style style:name="P21" style:family="paragraph" style:parent-style-name="Standard_20__28_user_29_">
      <style:paragraph-properties fo:line-height="115%"/>
      <style:text-properties officeooo:paragraph-rsid="001646bc"/>
    </style:style>
    <style:style style:name="P22" style:family="paragraph" style:parent-style-name="Standard_20__28_user_29_">
      <style:paragraph-properties fo:line-height="115%"/>
      <style:text-properties officeooo:paragraph-rsid="0017ced8"/>
    </style:style>
    <style:style style:name="P23" style:family="paragraph" style:parent-style-name="Standard_20__28_user_29_">
      <style:paragraph-properties fo:line-height="115%"/>
      <style:text-properties officeooo:paragraph-rsid="001a00f2"/>
    </style:style>
    <style:style style:name="P24" style:family="paragraph" style:parent-style-name="Standard_20__28_user_29_">
      <style:paragraph-properties fo:line-height="115%"/>
      <style:text-properties officeooo:paragraph-rsid="0021d505"/>
    </style:style>
    <style:style style:name="P25" style:family="paragraph" style:parent-style-name="Standard_20__28_user_29_">
      <style:paragraph-properties fo:line-height="115%"/>
      <style:text-properties fo:font-size="16pt" officeooo:paragraph-rsid="000c17d9" style:font-size-asian="16pt" style:font-size-complex="16pt"/>
    </style:style>
    <style:style style:name="P26" style:family="paragraph" style:parent-style-name="Standard_20__28_user_29_">
      <style:paragraph-properties fo:line-height="115%" fo:text-align="justify" style:justify-single-word="false"/>
      <style:text-properties fo:font-size="16pt" officeooo:paragraph-rsid="0011f04d" style:font-size-asian="16pt" style:font-size-complex="16pt"/>
    </style:style>
    <style:style style:name="P27" style:family="paragraph" style:parent-style-name="Standard_20__28_user_29_">
      <style:paragraph-properties fo:line-height="115%" fo:text-align="justify" style:justify-single-word="false"/>
      <style:text-properties fo:font-size="16pt" fo:font-weight="normal" officeooo:paragraph-rsid="0011f04d" style:font-size-asian="16pt" style:font-weight-asian="normal" style:font-size-complex="16pt" style:font-weight-complex="normal"/>
    </style:style>
    <style:style style:name="P28" style:family="paragraph" style:parent-style-name="Standard_20__28_user_29_">
      <style:paragraph-properties fo:line-height="115%" fo:text-align="justify" style:justify-single-word="false"/>
      <style:text-properties fo:font-size="16pt" fo:font-weight="normal" officeooo:rsid="0023ae54" officeooo:paragraph-rsid="0023ae54" style:font-size-asian="16pt" style:font-weight-asian="normal" style:font-size-complex="16pt" style:font-weight-complex="normal"/>
    </style:style>
    <style:style style:name="P29" style:family="paragraph" style:parent-style-name="Standard_20__28_user_29_">
      <style:paragraph-properties fo:line-height="115%"/>
      <style:text-properties fo:font-size="16pt" fo:font-weight="bold" officeooo:rsid="000cf00c" officeooo:paragraph-rsid="000cf00c" style:font-size-asian="16pt" style:font-weight-asian="bold" style:font-size-complex="16pt" style:font-weight-complex="bold"/>
    </style:style>
    <style:style style:name="P30" style:family="paragraph" style:parent-style-name="Standard_20__28_user_29_">
      <style:paragraph-properties fo:line-height="115%"/>
      <style:text-properties fo:font-size="16pt" fo:font-weight="bold" officeooo:rsid="001dd328" officeooo:paragraph-rsid="001dd328" style:font-size-asian="16pt" style:font-weight-asian="bold" style:font-size-complex="16pt" style:font-weight-complex="bold"/>
    </style:style>
    <style:style style:name="P31" style:family="paragraph" style:parent-style-name="Standard_20__28_user_29_">
      <style:paragraph-properties fo:line-height="115%" fo:text-align="justify" style:justify-single-word="false"/>
      <style:text-properties fo:font-size="16pt" fo:font-weight="bold" officeooo:rsid="0023ae54" officeooo:paragraph-rsid="0023ae54" style:font-size-asian="16pt" style:font-weight-asian="bold" style:font-size-complex="16pt" style:font-weight-complex="bold"/>
    </style:style>
    <style:style style:name="P32" style:family="paragraph" style:parent-style-name="Standard_20__28_user_29_">
      <style:paragraph-properties fo:line-height="115%"/>
      <style:text-properties style:font-name="Courier New" fo:font-size="10pt" fo:font-weight="normal" officeooo:paragraph-rsid="0017ced8" style:font-size-asian="10pt" style:font-weight-asian="normal" style:font-size-complex="10pt" style:font-weight-complex="normal"/>
    </style:style>
    <style:style style:name="P33" style:family="paragraph" style:parent-style-name="Standard_20__28_user_29_">
      <style:paragraph-properties fo:line-height="115%"/>
      <style:text-properties officeooo:rsid="001a00f2" officeooo:paragraph-rsid="001a00f2"/>
    </style:style>
    <style:style style:name="P34" style:family="paragraph" style:parent-style-name="Table_20_Contents">
      <style:text-properties style:font-name="Times New Roman1" fo:font-size="18pt" fo:language="ru" fo:country="RU" style:font-size-asian="18pt" style:font-size-complex="18pt"/>
    </style:style>
    <style:style style:name="P35" style:family="paragraph" style:parent-style-name="Table_20_Contents">
      <style:paragraph-properties fo:text-align="end" style:justify-single-word="false"/>
      <style:text-properties style:font-name="Times New Roman1" fo:font-size="18pt" fo:language="ru" fo:country="RU" style:font-size-asian="18pt" style:font-size-complex="18pt"/>
    </style:style>
    <style:style style:name="P36" style:family="paragraph" style:parent-style-name="Table_20_Contents">
      <style:text-properties style:font-name="Times New Roman1" fo:font-size="18pt" fo:language="ru" fo:country="RU" officeooo:rsid="00189414" officeooo:paragraph-rsid="00189414" style:font-size-asian="18pt" style:font-size-complex="18pt"/>
    </style:style>
    <style:style style:name="P37" style:family="paragraph" style:parent-style-name="Standard">
      <style:paragraph-properties fo:line-height="115%"/>
      <style:text-properties officeooo:paragraph-rsid="000b185d"/>
    </style:style>
    <style:style style:name="P38" style:family="paragraph" style:parent-style-name="Standard">
      <style:text-properties style:font-name="Times New Roman1" fo:font-size="16pt" style:font-size-asian="16pt" style:font-size-complex="16pt"/>
    </style:style>
    <style:style style:name="P39" style:family="paragraph" style:parent-style-name="Standard">
      <style:paragraph-properties fo:line-height="115%"/>
      <style:text-properties style:font-name="Times New Roman1" fo:font-size="16pt" fo:font-weight="normal" officeooo:rsid="001c6a06" officeooo:paragraph-rsid="000c17d9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line-height="115%"/>
      <style:text-properties fo:color="#000000" fo:font-size="14pt" officeooo:paragraph-rsid="000c17d9" style:font-size-asian="14pt" style:font-size-complex="14pt"/>
    </style:style>
    <style:style style:name="P41" style:family="paragraph" style:parent-style-name="Standard">
      <style:paragraph-properties fo:line-height="115%"/>
      <style:text-properties fo:color="#000000" style:font-name="Liberation Serif" fo:font-size="14pt" fo:font-weight="bold" officeooo:rsid="00254c56" officeooo:paragraph-rsid="00254c5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/>
      <style:text-properties fo:color="#000000" style:font-name="Times New Roman1" fo:font-size="14pt" fo:font-weight="normal" officeooo:rsid="001c6a06" officeooo:paragraph-rsid="000c17d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/>
      <style:text-properties fo:color="#000000" style:font-name="JetBrains Mono" fo:font-size="14pt" fo:font-style="normal" fo:font-weight="normal" officeooo:rsid="00254c56" officeooo:paragraph-rsid="00254c56" style:font-size-asian="14pt" style:font-style-asian="normal" style:font-weight-asian="normal" style:font-size-complex="14pt" style:font-weight-complex="bold"/>
    </style:style>
    <style:style style:name="P44" style:family="paragraph" style:parent-style-name="Standard">
      <style:paragraph-properties fo:line-height="115%"/>
      <style:text-properties style:font-name="Liberation Serif" fo:font-size="14pt" fo:font-weight="bold" officeooo:rsid="00254c56" officeooo:paragraph-rsid="00254c56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15%"/>
      <style:text-properties style:font-name="Courier New" fo:font-size="10pt" fo:font-weight="normal" officeooo:paragraph-rsid="0017ced8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15%"/>
      <style:text-properties fo:color="#000000" style:font-name="Liberation Serif" fo:font-size="14pt" fo:font-weight="bold" officeooo:rsid="00254c56" officeooo:paragraph-rsid="00254c56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15%"/>
      <style:text-properties style:font-name="Liberation Serif" fo:font-size="14pt" fo:font-weight="bold" officeooo:rsid="00254c56" officeooo:paragraph-rsid="00254c56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line-height="115%"/>
      <style:text-properties officeooo:paragraph-rsid="00254c56"/>
    </style:style>
    <style:style style:name="P49" style:family="paragraph" style:parent-style-name="Standard">
      <style:paragraph-properties fo:line-height="115%"/>
      <style:text-properties officeooo:paragraph-rsid="0017ced8"/>
    </style:style>
    <style:style style:name="P50" style:family="paragraph" style:parent-style-name="Standard_20__28_user_29_" style:master-page-name="MP0">
      <style:paragraph-properties fo:text-align="center" style:justify-single-word="false" style:page-number="auto" fo:break-before="page"/>
      <style:text-properties style:font-name="Times New Roman1" fo:font-size="14pt" fo:language="ru" fo:country="RU" style:font-size-asian="14pt" style:font-size-complex="14pt"/>
    </style:style>
    <style:style style:name="P51" style:family="paragraph" style:parent-style-name="Standard_20__28_user_29_">
      <style:paragraph-properties fo:line-height="115%" fo:text-align="justify" style:justify-single-word="false"/>
      <style:text-properties fo:font-size="16pt" fo:font-weight="normal" officeooo:paragraph-rsid="0011f04d" style:font-size-asian="16pt" style:font-weight-asian="normal" style:font-size-complex="16pt" style:font-weight-complex="normal"/>
    </style:style>
    <style:style style:name="P52" style:family="paragraph" style:parent-style-name="Standard_20__28_user_29_">
      <style:paragraph-properties fo:line-height="115%" fo:text-align="justify" style:justify-single-word="false"/>
      <style:text-properties officeooo:paragraph-rsid="0023ae54"/>
    </style:style>
    <style:style style:name="P53" style:family="paragraph" style:parent-style-name="Standard_20__28_user_29_">
      <style:paragraph-properties fo:line-height="115%"/>
      <style:text-properties officeooo:paragraph-rsid="002c3902"/>
    </style:style>
    <style:style style:name="P54" style:family="paragraph" style:parent-style-name="Standard_20__28_user_29_">
      <style:paragraph-properties fo:line-height="115%"/>
      <style:text-properties style:font-name="Times New Roman1" fo:font-size="16pt" fo:font-weight="normal" officeooo:rsid="001dd328" officeooo:paragraph-rsid="000cf00c" style:font-size-asian="16pt" style:font-weight-asian="normal" style:font-size-complex="16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8pt" fo:language="ru" fo:country="RU" fo:font-weight="bold" style:font-size-asian="18pt" style:font-weight-asian="bold" style:font-size-complex="18pt" style:font-weight-complex="bold"/>
    </style:style>
    <style:style style:name="T3" style:family="text">
      <style:text-properties style:font-name="Times New Roman1" fo:font-size="14pt" fo:language="ru" fo:country="RU" officeooo:rsid="0014ac1f" style:font-size-asian="14pt" style:font-size-complex="14pt"/>
    </style:style>
    <style:style style:name="T4" style:family="text">
      <style:text-properties style:font-name="Times New Roman1" fo:font-size="16pt" fo:language="ru" fo:country="RU" fo:font-weight="normal" officeooo:rsid="000b185d" style:font-size-asian="16pt" style:font-weight-asian="normal" style:font-size-complex="16pt" style:font-weight-complex="normal"/>
    </style:style>
    <style:style style:name="T5" style:family="text">
      <style:text-properties style:font-name="Times New Roman1" fo:font-size="16pt" fo:language="ru" fo:country="RU" fo:font-weight="normal" officeooo:rsid="000c17d9" style:font-size-asian="16pt" style:font-weight-asian="normal" style:font-size-complex="16pt" style:font-weight-complex="normal"/>
    </style:style>
    <style:style style:name="T6" style:family="text">
      <style:text-properties style:font-name="Times New Roman1" fo:font-size="16pt" fo:language="ru" fo:country="RU" fo:font-weight="normal" officeooo:rsid="00189414" style:font-size-asian="16pt" style:font-weight-asian="normal" style:font-size-complex="16pt" style:font-weight-complex="normal"/>
    </style:style>
    <style:style style:name="T7" style:family="text">
      <style:text-properties style:font-name="Times New Roman1" fo:font-size="16pt" fo:language="ru" fo:country="RU" fo:font-weight="normal" officeooo:rsid="00196404" style:font-size-asian="16pt" style:font-weight-asian="normal" style:font-size-complex="16pt" style:font-weight-complex="normal"/>
    </style:style>
    <style:style style:name="T8" style:family="text">
      <style:text-properties style:font-name="Times New Roman1" fo:font-size="16pt" fo:language="ru" fo:country="RU" fo:font-weight="normal" officeooo:rsid="001dd328" style:font-size-asian="16pt" style:font-weight-asian="normal" style:font-size-complex="16pt" style:font-weight-complex="normal"/>
    </style:style>
    <style:style style:name="T9" style:family="text"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style:font-name="Times New Roman1" fo:font-size="16pt" fo:language="ru" fo:country="RU" fo:font-weight="bold" officeooo:rsid="000b185d" style:font-size-asian="16pt" style:font-weight-asian="bold" style:font-size-complex="16pt" style:font-weight-complex="bold"/>
    </style:style>
    <style:style style:name="T11" style:family="text">
      <style:text-properties style:font-name="Times New Roman1" fo:font-size="16pt" fo:language="ru" fo:country="RU" fo:font-weight="bold" officeooo:rsid="000c17d9" style:font-size-asian="16pt" style:font-weight-asian="bold" style:font-size-complex="16pt" style:font-weight-complex="bold"/>
    </style:style>
    <style:style style:name="T12" style:family="text">
      <style:text-properties style:font-name="Times New Roman1" fo:font-size="16pt" fo:language="ru" fo:country="RU" fo:font-weight="bold" officeooo:rsid="0011f04d" style:font-size-asian="16pt" style:font-weight-asian="bold" style:font-size-complex="16pt" style:font-weight-complex="bold"/>
    </style:style>
    <style:style style:name="T13" style:family="text">
      <style:text-properties style:font-name="Times New Roman1" fo:font-size="16pt" fo:language="ru" fo:country="RU" fo:font-weight="bold" officeooo:rsid="0017ced8" style:font-size-asian="16pt" style:font-weight-asian="bold" style:font-size-complex="16pt" style:font-weight-complex="bold"/>
    </style:style>
    <style:style style:name="T14" style:family="text">
      <style:text-properties style:font-name="Times New Roman1" fo:font-size="16pt" fo:language="ru" fo:country="RU" fo:font-weight="bold" officeooo:rsid="001a00f2" style:font-size-asian="16pt" style:font-weight-asian="bold" style:font-size-complex="16pt" style:font-weight-complex="bold"/>
    </style:style>
    <style:style style:name="T15" style:family="text">
      <style:text-properties style:font-name="Times New Roman1" fo:font-size="16pt" fo:language="ru" fo:country="RU" fo:font-weight="bold" officeooo:rsid="0021d505" style:font-size-asian="16pt" style:font-weight-asian="bold" style:font-size-complex="16pt" style:font-weight-complex="bold"/>
    </style:style>
    <style:style style:name="T16" style:family="text">
      <style:text-properties style:font-name="Times New Roman1" fo:font-size="16pt" fo:language="ru" fo:country="RU" fo:font-weight="bold" officeooo:rsid="0023ae54" style:font-size-asian="16pt" style:font-weight-asian="bold" style:font-size-complex="16pt" style:font-weight-complex="bold"/>
    </style:style>
    <style:style style:name="T17" style:family="text">
      <style:text-properties style:font-name="Times New Roman1" fo:font-size="16pt" fo:language="ru" fo:country="RU" fo:font-weight="bold" officeooo:rsid="00254c56" style:font-size-asian="16pt" style:font-weight-asian="bold" style:font-size-complex="16pt" style:font-weight-complex="bold"/>
    </style:style>
    <style:style style:name="T18" style:family="text">
      <style:text-properties style:font-name="Times New Roman1" fo:font-size="16pt" fo:language="ru" fo:country="RU" style:font-size-asian="16pt" style:font-size-complex="16pt"/>
    </style:style>
    <style:style style:name="T19" style:family="text">
      <style:text-properties style:font-name="Times New Roman1" fo:font-size="16pt" fo:language="ru" fo:country="RU" officeooo:rsid="0014ac1f" style:font-size-asian="16pt" style:font-size-complex="16pt"/>
    </style:style>
    <style:style style:name="T20" style:family="text">
      <style:text-properties style:font-name="Times New Roman1" fo:font-size="16pt" fo:language="ru" fo:country="RU" officeooo:rsid="001646bc" style:font-size-asian="16pt" style:font-size-complex="16pt"/>
    </style:style>
    <style:style style:name="T21" style:family="text">
      <style:text-properties style:font-name="Times New Roman1" fo:font-size="16pt" fo:language="ru" fo:country="RU" officeooo:rsid="000b185d" style:font-size-asian="16pt" style:font-size-complex="16pt"/>
    </style:style>
    <style:style style:name="T22" style:family="text">
      <style:text-properties style:font-name="Times New Roman1" fo:font-size="16pt" fo:language="ru" fo:country="RU" officeooo:rsid="00189414" style:font-size-asian="16pt" style:font-size-complex="16pt"/>
    </style:style>
    <style:style style:name="T23" style:family="text">
      <style:text-properties style:font-name="Times New Roman1" fo:font-size="16pt" fo:language="ru" fo:country="RU" officeooo:rsid="00270f2a" style:font-size-asian="16pt" style:font-size-complex="16pt"/>
    </style:style>
    <style:style style:name="T24" style:family="text">
      <style:text-properties style:font-name="Times New Roman1" fo:font-size="16pt" fo:language="ru" fo:country="RU" officeooo:rsid="002c3902" style:font-size-asian="16pt" style:font-size-complex="16pt"/>
    </style:style>
    <style:style style:name="T25" style:family="text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Times New Roman1" fo:font-size="16pt" fo:font-weight="bold" officeooo:rsid="000c17d9" style:font-size-asian="16pt" style:font-weight-asian="bold" style:font-size-complex="16pt" style:font-weight-complex="bold"/>
    </style:style>
    <style:style style:name="T27" style:family="text">
      <style:text-properties style:font-name="Times New Roman1" fo:font-size="16pt" fo:font-weight="bold" officeooo:rsid="000cf00c" style:font-size-asian="16pt" style:font-weight-asian="bold" style:font-size-complex="16pt" style:font-weight-complex="bold"/>
    </style:style>
    <style:style style:name="T28" style:family="text">
      <style:text-properties style:font-name="Times New Roman1" fo:font-size="16pt" fo:font-weight="bold" officeooo:rsid="000e3f37" style:font-size-asian="16pt" style:font-weight-asian="bold" style:font-size-complex="16pt" style:font-weight-complex="bold"/>
    </style:style>
    <style:style style:name="T29" style:family="text">
      <style:text-properties style:font-name="Times New Roman1" fo:font-size="16pt" fo:font-weight="bold" officeooo:rsid="001a00f2" style:font-size-asian="16pt" style:font-weight-asian="bold" style:font-size-complex="16pt" style:font-weight-complex="bold"/>
    </style:style>
    <style:style style:name="T30" style:family="text">
      <style:text-properties style:font-name="Times New Roman1" fo:font-size="16pt" fo:font-weight="bold" officeooo:rsid="001ef0fb" style:font-size-asian="16pt" style:font-weight-asian="bold" style:font-size-complex="16pt" style:font-weight-complex="bold"/>
    </style:style>
    <style:style style:name="T31" style:family="text">
      <style:text-properties style:font-name="Times New Roman1" fo:font-size="16pt" style:font-size-asian="16pt" style:font-size-complex="16pt"/>
    </style:style>
    <style:style style:name="T32" style:family="text">
      <style:text-properties style:font-name="Times New Roman1" fo:font-size="16pt" officeooo:rsid="001a00f2" style:font-size-asian="16pt" style:font-size-complex="16pt"/>
    </style:style>
    <style:style style:name="T33" style:family="text"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Times New Roman1" fo:font-size="16pt" fo:font-weight="normal" officeooo:rsid="001a00f2" style:font-size-asian="16pt" style:font-weight-asian="normal" style:font-size-complex="16pt" style:font-weight-complex="normal"/>
    </style:style>
    <style:style style:name="T35" style:family="text">
      <style:text-properties style:font-name="Times New Roman1" fo:font-size="16pt" fo:font-weight="normal" officeooo:rsid="001bc21e" style:font-size-asian="16pt" style:font-weight-asian="normal" style:font-size-complex="16pt" style:font-weight-complex="normal"/>
    </style:style>
    <style:style style:name="T36" style:family="text">
      <style:text-properties style:font-name="Times New Roman1" fo:font-size="16pt" fo:font-weight="normal" officeooo:rsid="000c17d9" style:font-size-asian="16pt" style:font-weight-asian="normal" style:font-size-complex="16pt" style:font-weight-complex="normal"/>
    </style:style>
    <style:style style:name="T37" style:family="text">
      <style:text-properties style:font-name="Times New Roman1" fo:font-size="16pt" fo:font-weight="normal" officeooo:rsid="001c6a06" style:font-size-asian="16pt" style:font-weight-asian="normal" style:font-size-complex="16pt" style:font-weight-complex="normal"/>
    </style:style>
    <style:style style:name="T38" style:family="text">
      <style:text-properties style:font-name="Times New Roman1" fo:font-size="16pt" fo:font-weight="normal" officeooo:rsid="001dd328" style:font-size-asian="16pt" style:font-weight-asian="normal" style:font-size-complex="16pt" style:font-weight-complex="normal"/>
    </style:style>
    <style:style style:name="T39" style:family="text">
      <style:text-properties style:font-name="Times New Roman1" fo:font-size="16pt" fo:font-weight="normal" officeooo:rsid="000e3f37" style:font-size-asian="16pt" style:font-weight-asian="normal" style:font-size-complex="16pt" style:font-weight-complex="normal"/>
    </style:style>
    <style:style style:name="T40" style:family="text">
      <style:text-properties style:font-name="Times New Roman1" fo:font-size="16pt" fo:font-weight="normal" officeooo:rsid="001ef0fb" style:font-size-asian="16pt" style:font-weight-asian="normal" style:font-size-complex="16pt" style:font-weight-complex="normal"/>
    </style:style>
    <style:style style:name="T41" style:family="text">
      <style:text-properties style:font-name="Times New Roman1" fo:font-size="16pt" fo:font-weight="normal" officeooo:rsid="0020919d" style:font-size-asian="16pt" style:font-weight-asian="normal" style:font-size-complex="16pt" style:font-weight-complex="normal"/>
    </style:style>
    <style:style style:name="T42" style:family="text">
      <style:text-properties style:font-name="Times New Roman1" fo:font-size="16pt" fo:font-weight="normal" officeooo:rsid="0021d505" style:font-size-asian="16pt" style:font-weight-asian="normal" style:font-size-complex="16pt" style:font-weight-complex="normal"/>
    </style:style>
    <style:style style:name="T43" style:family="text">
      <style:text-properties style:font-name="Times New Roman1" fo:font-weight="normal" style:font-weight-asian="normal" style:font-weight-complex="normal"/>
    </style:style>
    <style:style style:name="T44" style:family="text">
      <style:text-properties style:font-name="Times New Roman1" fo:font-weight="normal" officeooo:rsid="000c17d9" style:font-weight-asian="normal" style:font-weight-complex="normal"/>
    </style:style>
    <style:style style:name="T45" style:family="text">
      <style:text-properties style:font-name="Times New Roman1" fo:font-weight="normal" officeooo:rsid="00102dab" style:font-weight-asian="normal" style:font-weight-complex="normal"/>
    </style:style>
    <style:style style:name="T46" style:family="text">
      <style:text-properties style:font-name="Times New Roman1" fo:font-weight="normal" officeooo:rsid="001bc21e" style:font-weight-asian="normal" style:font-weight-complex="normal"/>
    </style:style>
    <style:style style:name="T47" style:family="text">
      <style:text-properties style:font-name="Times New Roman1" fo:font-weight="normal" officeooo:rsid="001dd328" style:font-weight-asian="normal" style:font-weight-complex="normal"/>
    </style:style>
    <style:style style:name="T48" style:family="text">
      <style:text-properties style:font-name="Times New Roman1" fo:font-weight="normal" officeooo:rsid="002c3902" style:font-weight-asian="normal" style:font-weight-complex="normal"/>
    </style:style>
    <style:style style:name="T49" style:family="text">
      <style:text-properties style:font-name="Times New Roman1" fo:font-weight="bold" officeooo:rsid="000c17d9" style:font-weight-asian="bold" style:font-weight-complex="bold"/>
    </style:style>
    <style:style style:name="T50" style:family="text">
      <style:text-properties style:font-name="Times New Roman1" fo:font-weight="bold" officeooo:rsid="000cf00c" style:font-weight-asian="bold" style:font-weight-complex="bold"/>
    </style:style>
    <style:style style:name="T51" style:family="text">
      <style:text-properties style:font-name="Times New Roman1" fo:font-weight="bold" officeooo:rsid="001bc21e" style:font-weight-asian="bold" style:font-weight-complex="bold"/>
    </style:style>
    <style:style style:name="T52" style:family="text">
      <style:text-properties officeooo:rsid="000b185d"/>
    </style:style>
    <style:style style:name="T53" style:family="text">
      <style:text-properties fo:font-weight="bold" officeooo:rsid="0011f04d" style:font-weight-asian="bold" style:font-weight-complex="bold"/>
    </style:style>
    <style:style style:name="T54" style:family="text">
      <style:text-properties fo:font-weight="bold" officeooo:rsid="0021d505" style:font-weight-asian="bold" style:font-weight-complex="bold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fo:font-weight="normal" officeooo:rsid="0023ae54" style:font-size-asian="16pt" style:font-weight-asian="normal" style:font-size-complex="16pt" style:font-weight-complex="normal"/>
    </style:style>
    <style:style style:name="T57" style:family="text">
      <style:text-properties fo:font-weight="normal" officeooo:rsid="0011f04d" style:font-weight-asian="normal" style:font-weight-complex="normal"/>
    </style:style>
    <style:style style:name="T58" style:family="text">
      <style:text-properties officeooo:rsid="00189414"/>
    </style:style>
    <style:style style:name="T59" style:family="text">
      <style:text-properties fo:color="#a9b7c6" style:font-name="JetBrains Mono" fo:font-size="9pt" fo:font-style="normal" fo:font-weight="normal" style:font-size-asian="9pt" style:font-style-asian="normal" style:font-weight-asian="normal"/>
    </style:style>
    <style:style style:name="T60" style:family="text">
      <style:text-properties fo:color="#a9b7c6" style:font-name="JetBrains Mono" fo:font-size="9pt" fo:font-style="normal" fo:font-weight="normal" style:font-size-asian="9pt" style:font-style-asian="normal" style:font-weight-asian="normal" style:font-size-complex="10pt" style:font-weight-complex="normal"/>
    </style:style>
    <style:style style:name="T61" style:family="text">
      <style:text-properties fo:color="#a9b7c6" style:font-name="JetBrains Mono" fo:font-size="9pt" fo:font-style="normal" style:font-size-asian="9pt" style:font-style-asian="normal"/>
    </style:style>
    <style:style style:name="T6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a9b7c6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4" style:family="text">
      <style:text-properties fo:color="#a9b7c6" style:font-name="JetBrains Mono" fo:font-style="normal" style:font-style-asian="normal"/>
    </style:style>
    <style:style style:name="T65" style:family="text">
      <style:text-properties fo:color="#6a8759" style:font-name="JetBrains Mono" fo:font-size="9pt" fo:font-style="normal" fo:font-weight="normal" style:font-size-asian="9pt" style:font-style-asian="normal" style:font-weight-asian="normal"/>
    </style:style>
    <style:style style:name="T66" style:family="text">
      <style:text-properties fo:color="#6a8759" style:font-name="JetBrains Mono" fo:font-size="9pt" fo:font-style="normal" style:font-size-asian="9pt" style:font-style-asian="normal"/>
    </style:style>
    <style:style style:name="T6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6a8759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9" style:family="text">
      <style:text-properties fo:color="#6a8759" style:font-name="JetBrains Mono" fo:font-style="normal" style:font-style-asian="normal"/>
    </style:style>
    <style:style style:name="T70" style:family="text">
      <style:text-properties style:font-name="JetBrains Mono1" fo:font-style="normal" fo:font-weight="normal" officeooo:rsid="001c6a06" style:font-style-asian="normal" style:font-weight-asian="normal" style:font-weight-complex="normal"/>
    </style:style>
    <style:style style:name="T71" style:family="text">
      <style:text-properties style:font-name="JetBrains Mono" fo:font-style="normal" fo:font-weight="normal" style:font-style-asian="normal" style:font-weight-asian="normal"/>
    </style:style>
    <style:style style:name="T72" style:family="text">
      <style:text-properties officeooo:rsid="001dd328"/>
    </style:style>
    <style:style style:name="T73" style:family="text">
      <style:text-properties officeooo:rsid="001ef0fb"/>
    </style:style>
    <style:style style:name="T74" style:family="text">
      <style:text-properties officeooo:rsid="0021d505"/>
    </style:style>
    <style:style style:name="T75" style:family="text">
      <style:text-properties fo:color="#808080" style:font-name="JetBrains Mono" fo:font-size="9pt" fo:font-style="normal" fo:font-weight="normal" style:font-size-asian="9pt" style:font-style-asian="normal" style:font-weight-asian="normal"/>
    </style:style>
    <style:style style:name="T76" style:family="text">
      <style:text-properties fo:color="#808080" style:font-name="JetBrains Mono" fo:font-size="9pt" fo:font-style="normal" style:font-size-asian="9pt" style:font-style-asian="normal"/>
    </style:style>
    <style:style style:name="T7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78" style:family="text">
      <style:text-properties fo:color="#808080" style:font-name="JetBrains Mono" fo:font-size="10pt" fo:font-style="normal" fo:font-weight="normal" officeooo:rsid="00254c56" style:font-size-asian="10pt" style:font-style-asian="normal" style:font-weight-asian="normal" style:font-size-complex="14pt" style:font-weight-complex="bold"/>
    </style:style>
    <style:style style:name="T79" style:family="text">
      <style:text-properties fo:color="#808080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80" style:family="text">
      <style:text-properties fo:color="#808080" style:font-name="JetBrains Mono" fo:font-style="normal" style:font-style-asian="normal"/>
    </style:style>
    <style:style style:name="T81" style:family="text">
      <style:text-properties fo:color="#bbb529" style:font-name="JetBrains Mono" fo:font-size="9pt" fo:font-style="normal" fo:font-weight="normal" style:font-size-asian="9pt" style:font-style-asian="normal" style:font-weight-asian="normal"/>
    </style:style>
    <style:style style:name="T82" style:family="text">
      <style:text-properties fo:color="#bbb529" style:font-name="JetBrains Mono" fo:font-size="9pt" fo:font-style="normal" style:font-size-asian="9pt" style:font-style-asian="normal"/>
    </style:style>
    <style:style style:name="T83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84" style:family="text">
      <style:text-properties fo:color="#bbb529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85" style:family="text">
      <style:text-properties fo:color="#bbb529" style:font-name="JetBrains Mono" fo:font-style="normal" style:font-style-asian="normal"/>
    </style:style>
    <style:style style:name="T86" style:family="text">
      <style:text-properties fo:color="#908b25" style:font-name="JetBrains Mono" fo:font-size="9pt" fo:font-style="normal" fo:font-weight="normal" style:font-size-asian="9pt" style:font-style-asian="normal" style:font-weight-asian="normal"/>
    </style:style>
    <style:style style:name="T87" style:family="text">
      <style:text-properties fo:color="#908b25" style:font-name="JetBrains Mono" fo:font-size="10pt" fo:font-style="normal" fo:font-weight="normal" style:font-size-asian="10pt" style:font-style-asian="normal" style:font-weight-asian="normal"/>
    </style:style>
    <style:style style:name="T88" style:family="text">
      <style:text-properties fo:color="#cc7832" style:font-name="JetBrains Mono" fo:font-size="9pt" fo:font-style="normal" fo:font-weight="normal" style:font-size-asian="9pt" style:font-style-asian="normal" style:font-weight-asian="normal"/>
    </style:style>
    <style:style style:name="T89" style:family="text">
      <style:text-properties fo:color="#cc7832" style:font-name="JetBrains Mono" fo:font-size="9pt" fo:font-style="normal" style:font-size-asian="9pt" style:font-style-asian="normal"/>
    </style:style>
    <style:style style:name="T9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1" style:family="text">
      <style:text-properties fo:color="#cc7832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92" style:family="text">
      <style:text-properties fo:color="#cc7832" style:font-name="JetBrains Mono" fo:font-style="normal" style:font-style-asian="normal"/>
    </style:style>
    <style:style style:name="T93" style:family="text">
      <style:text-properties fo:color="#b5b6e3" style:font-name="JetBrains Mono" fo:font-size="9pt" fo:font-style="normal" fo:font-weight="normal" style:font-size-asian="9pt" style:font-style-asian="normal" style:font-weight-asian="normal"/>
    </style:style>
    <style:style style:name="T94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95" style:family="text">
      <style:text-properties fo:color="#b5b6e3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96" style:family="text">
      <style:text-properties fo:color="#b5b6e3" style:font-name="JetBrains Mono" fo:font-style="normal" style:font-style-asian="normal"/>
    </style:style>
    <style:style style:name="T97" style:family="text">
      <style:text-properties fo:color="#9876aa" style:font-name="JetBrains Mono" fo:font-size="9pt" fo:font-style="italic" fo:font-weight="normal" style:font-size-asian="9pt" style:font-style-asian="italic" style:font-weight-asian="normal"/>
    </style:style>
    <style:style style:name="T98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99" style:family="text">
      <style:text-properties fo:color="#b9bcd1" style:font-name="JetBrains Mono" fo:font-size="9pt" fo:font-style="normal" fo:font-weight="normal" style:font-size-asian="9pt" style:font-style-asian="normal" style:font-weight-asian="normal"/>
    </style:style>
    <style:style style:name="T100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01" style:family="text">
      <style:text-properties fo:color="#b9bcd1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02" style:family="text">
      <style:text-properties fo:color="#b9bcd1" style:font-name="JetBrains Mono" fo:font-style="normal" style:font-style-asian="normal"/>
    </style:style>
    <style:style style:name="T103" style:family="text">
      <style:text-properties fo:color="#ffc66d" style:font-name="JetBrains Mono" fo:font-size="9pt" fo:font-style="normal" fo:font-weight="normal" style:font-size-asian="9pt" style:font-style-asian="normal" style:font-weight-asian="normal"/>
    </style:style>
    <style:style style:name="T10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05" style:family="text">
      <style:text-properties fo:color="#ffc66d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06" style:family="text">
      <style:text-properties fo:color="#ffc66d" style:font-name="JetBrains Mono" fo:font-style="normal" style:font-style-asian="normal"/>
    </style:style>
    <style:style style:name="T107" style:family="text">
      <style:text-properties fo:color="#6897bb" style:font-name="JetBrains Mono" fo:font-size="9pt" fo:font-style="normal" fo:font-weight="normal" style:font-size-asian="9pt" style:font-style-asian="normal" style:font-weight-asian="normal"/>
    </style:style>
    <style:style style:name="T108" style:family="text">
      <style:text-properties fo:color="#6897bb" style:font-name="JetBrains Mono" fo:font-size="9pt" fo:font-style="normal" style:font-size-asian="9pt" style:font-style-asian="normal"/>
    </style:style>
    <style:style style:name="T10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10" style:family="text">
      <style:text-properties fo:color="#6897bb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11" style:family="text">
      <style:text-properties fo:color="#6897bb" style:font-name="JetBrains Mono" fo:font-style="normal" style:font-style-asian="normal"/>
    </style:style>
    <style:style style:name="T112" style:family="text">
      <style:text-properties fo:color="#5f8c8a" style:font-name="JetBrains Mono" fo:font-size="9pt" fo:font-style="normal" fo:font-weight="normal" style:font-size-asian="9pt" style:font-style-asian="normal" style:font-weight-asian="normal"/>
    </style:style>
    <style:style style:name="T113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  <style:style style:name="T114" style:family="text">
      <style:text-properties fo:color="#5f8c8a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15" style:family="text">
      <style:text-properties fo:color="#5f8c8a" style:font-name="JetBrains Mono" fo:font-style="normal" style:font-style-asian="normal"/>
    </style:style>
    <style:style style:name="T116" style:family="text">
      <style:text-properties fo:color="#9373a5" style:font-name="JetBrains Mono" fo:font-size="9pt" fo:font-style="normal" fo:font-weight="normal" style:font-size-asian="9pt" style:font-style-asian="normal" style:font-weight-asian="normal"/>
    </style:style>
    <style:style style:name="T117" style:family="text">
      <style:text-properties fo:color="#9373a5" style:font-name="JetBrains Mono" fo:font-size="10pt" fo:font-style="normal" fo:font-weight="normal" style:font-size-asian="10pt" style:font-style-asian="normal" style:font-weight-asian="normal"/>
    </style:style>
    <style:style style:name="T118" style:family="text">
      <style:text-properties fo:color="#000000" style:font-name="Liberation Serif" fo:font-size="14pt" fo:font-weight="bold" officeooo:rsid="00254c56" style:font-size-asian="14pt" style:font-weight-asian="bold" style:font-size-complex="14pt" style:font-weight-complex="bold"/>
    </style:style>
    <style:style style:name="T119" style:family="text">
      <style:text-properties style:font-name="Liberation Serif" fo:font-size="14pt" fo:font-weight="bold" officeooo:rsid="00254c56" style:font-size-asian="12.25pt" style:font-weight-asian="bold" style:font-size-complex="14pt" style:font-weight-complex="bold"/>
    </style:style>
    <style:style style:name="T120" style:family="text">
      <style:text-properties officeooo:rsid="0029e0e7"/>
    </style:style>
    <style:style style:name="T121" style:family="text">
      <style:text-properties style:font-name="Courier New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осковский Авиационный Институт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Основной_20_шрифт_20_абзаца"><text:span text:style-name="T52">Курсовой проект</text:span></text:span></text:p>
      <text:p text:style-name="P4">по курсу «Операционные системы»</text:p>
      <text:p text:style-name="P1"><text:span text:style-name="Основной_20_шрифт_20_абзаца"><text:span text:style-name="T2">III Семестр</text:span></text:span></text:p>
      <text:p text:style-name="P4"/>
      <text:p text:style-name="P6"><text:span text:style-name="Основной_20_шрифт_20_абзаца"><text:span text:style-name="T120">Очередь сообщений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TableLine94094009786272">
          <table:table-cell table:style-name="Таблица1.A1" office:value-type="string">
            <text:p text:style-name="P35">Студент:</text:p>
          </table:table-cell>
          <table:table-cell table:style-name="Таблица1.B1" office:value-type="string">
            <text:p text:style-name="P36">Ежов Н.П.</text:p>
          </table:table-cell>
        </table:table-row>
        <table:table-row table:style-name="TableLine94094010032864">
          <table:table-cell table:style-name="Таблица1.A2" office:value-type="string">
            <text:p text:style-name="P35">Группа:</text:p>
          </table:table-cell>
          <table:table-cell table:style-name="Таблица1.B2" office:value-type="string">
            <text:p text:style-name="P34">М80-20<text:span text:style-name="T58">4</text:span>Б-19</text:p>
          </table:table-cell>
        </table:table-row>
        <table:table-row table:style-name="TableLine94094010034048">
          <table:table-cell table:style-name="Таблица1.A3" office:value-type="string">
            <text:p text:style-name="P35">Преподаватель:</text:p>
          </table:table-cell>
          <table:table-cell table:style-name="Таблица1.B3" office:value-type="string">
            <text:p text:style-name="P34">Миронов Е.С</text:p>
          </table:table-cell>
        </table:table-row>
        <table:table-row table:style-name="TableLine94094010035264">
          <table:table-cell table:style-name="Таблица1.A4" office:value-type="string">
            <text:p text:style-name="P35">Оценка:</text:p>
          </table:table-cell>
          <table:table-cell table:style-name="Таблица1.B4" office:value-type="string">
            <text:p text:style-name="P34"/>
          </table:table-cell>
        </table:table-row>
        <table:table-row table:style-name="TableLine94094010036880">
          <table:table-cell table:style-name="Таблица1.A5" office:value-type="string">
            <text:p text:style-name="P35">Дата:</text:p>
          </table:table-cell>
          <table:table-cell table:style-name="Таблица1.B5" office:value-type="string">
            <text:p text:style-name="P34"/>
          </table:table-cell>
        </table:table-row>
      </table:table>
      <text:p text:style-name="P4"/>
      <text:p text:style-name="P4"/>
      <text:p text:style-name="P4"/>
      <text:p text:style-name="P2">Москва 2020</text:p>
      <text:p text:style-name="P16"><text:soft-page-break/><text:span text:style-name="Основной_20_шрифт_20_абзаца"><text:span text:style-name="T10">1. </text:span></text:span><text:span text:style-name="Основной_20_шрифт_20_абзаца"><text:span text:style-name="T9">Цель курсового проекта.</text:span></text:span></text:p>
      <text:p text:style-name="P16"><text:span text:style-name="Основной_20_шрифт_20_абзаца"><text:span text:style-name="T18"><text:tab/>Приобретение практических навыков в использовании знаний, полученных в течении курса.</text:span></text:span></text:p>
      <text:p text:style-name="P16"><text:span text:style-name="Основной_20_шрифт_20_абзаца"><text:span text:style-name="T18"><text:tab/>Проведение исследования в выбранной предметной области.</text:span></text:span></text:p>
      <text:p text:style-name="P15"><text:span text:style-name="Основной_20_шрифт_20_абзаца"><text:span text:style-name="T18"/></text:span></text:p>
      <text:p text:style-name="P16"><text:span text:style-name="Основной_20_шрифт_20_абзаца"><text:span text:style-name="T10">2. Задание.</text:span></text:span></text:p>
      <text:p text:style-name="P16"><text:span text:style-name="Основной_20_шрифт_20_абзаца"><text:span text:style-name="T21"><text:tab/></text:span></text:span><text:span text:style-name="Основной_20_шрифт_20_абзаца"><text:span text:style-name="T22">Сервер сообщений.</text:span></text:span></text:p>
      <text:p text:style-name="P37"><text:span text:style-name="Основной_20_шрифт_20_абзаца"><text:span text:style-name="T22">1. Библиотека по работе с вашим сервером, которую можно подключить к любой программе на языке С. Основные функции библиотеки:<text:line-break/>var connection = Connect(string serverAddress); // var connection = Connect(«127.0.0.1:8312»);<text:line-break/>SendMessage(connection, queueName, message)<text:line-break/>RecieveMessage(connection, queue)</text:span></text:span></text:p>
      <text:p text:style-name="P38">2. Сам сервер сообщений. У него должен быть cli. То есть запуск должен осуществляться следующим образом:<text:line-break/>server.out 8312 (поднимает сервер сообщений на порту 8312)<text:line-break/>Сервер должен работать на библиотеке ZMQ<text:line-break/>Должна быть возможность пересылки больших сообщений (1ГБ и более).</text:p>
      <text:p text:style-name="P38">Должна быть возможность того, чтобы задать в конфиге сервера максимальное количество сообщений, которое может храниться. Если порог достигнут, то удаляется самое старое.</text:p>
      <text:p text:style-name="P16"><text:span text:style-name="Основной_20_шрифт_20_абзаца"><text:span text:style-name="T22"/></text:span></text:p>
      <text:p text:style-name="P3"><text:span text:style-name="Основной_20_шрифт_20_абзаца"><text:span text:style-name="T55"/></text:span></text:p>
      <text:p text:style-name="P16"><text:span text:style-name="Основной_20_шрифт_20_абзаца"><text:span text:style-name="T10">3. Введение.</text:span></text:span></text:p>
      <text:p text:style-name="P16"><text:span text:style-name="Основной_20_шрифт_20_абзаца"><text:span text:style-name="T4"><text:tab/></text:span></text:span><text:span text:style-name="Основной_20_шрифт_20_абзаца"><text:span text:style-name="T6">Данное задание я выбрал, чтобы </text:span></text:span><text:span text:style-name="Основной_20_шрифт_20_абзаца"><text:span text:style-name="T7">закрепить свои навыки в написании программ с использованием библиотеки zmqpp. Zmqpp — библиотека для использования технологии zeromq в программах на С++</text:span></text:span></text:p>
      <text:p text:style-name="P16"><text:span text:style-name="Основной_20_шрифт_20_абзаца"><text:span text:style-name="T5"><text:tab/></text:span></text:span></text:p>
      <text:p text:style-name="P16"><text:span text:style-name="Основной_20_шрифт_20_абзаца"><text:span text:style-name="T10">4. </text:span></text:span><text:span text:style-name="Основной_20_шрифт_20_абзаца"><text:span text:style-name="T11">Ликбез: </text:span></text:span><text:span text:style-name="Основной_20_шрифт_20_абзаца"><text:span text:style-name="T14">очередь сообщений</text:span></text:span><text:span text:style-name="Основной_20_шрифт_20_абзаца"><text:span text:style-name="T10">.</text:span></text:span></text:p>
      <text:p text:style-name="P16"><text:span text:style-name="T31"><text:s text:c="7"/><text:tab/></text:span><text:span text:style-name="T32">Очередь сообщений — один из жизненно важных компонентов почти для любой архитектуры или приложения. Почему же? Вот несколько причин:</text:span></text:p>
      <text:p text:style-name="P23"><text:soft-page-break/><text:span text:style-name="T32">1. </text:span><text:span text:style-name="T29">Масштабируемость</text:span><text:span text:style-name="T34">. </text:span><text:span text:style-name="T33">очереди сообщений позволяют распределить процессы обработки информации. Таким образом, они позволяют легко наращивать скорость, с которой сообщения добавляются в очередь и обрабатываются.</text:span></text:p>
      <text:p text:style-name="P23"><text:span text:style-name="T34">2. </text:span><text:span text:style-name="T29">Отказоустойчивоть</text:span><text:span text:style-name="T34">. </text:span><text:span text:style-name="T33">очереди сообщений позволяют отделить процессы друг от друга, так что если процесс, который обрабатывает сообщения из очереди падает, то сообщения могут быть добавлены в очередь на обработку позднее, когда система восстановится.</text:span></text:p>
      <text:p text:style-name="P23"><text:span text:style-name="T34">3. </text:span><text:span text:style-name="T29">Гарантированный порядок доставки</text:span><text:span text:style-name="T34">. </text:span><text:span text:style-name="T33">большая часть систем очередей сообщений способны обеспечить гарантии того, что данные будут обрабатываться в определённом порядке (чаще всего в том порядке в котором они поступили).</text:span></text:p>
      <text:p text:style-name="P23"><text:span text:style-name="T34">4. </text:span><text:span text:style-name="T29">Гарантировання доставка.</text:span><text:span text:style-name="T34"> </text:span><text:span text:style-name="T33">использование очереди сообщений гарантирует, что сообщение будет доставлено и обработано в любом случае (пока есть хотя бы один обработчик).</text:span></text:p>
      <text:p text:style-name="P33"><text:span text:style-name="T34">5. </text:span><text:span text:style-name="T25">Асинхронность.</text:span><text:span text:style-name="T33"> Очереди сообщений предоставляют возможности для асинхронной обраоботки данных, что крайне полезно при больших массивах обрабатываемой информации.</text:span></text:p>
      <text:p text:style-name="P7"><text:tab/></text:p>
      <text:p text:style-name="P16"><text:span text:style-name="Основной_20_шрифт_20_абзаца"><text:span text:style-name="T10">5. Техническая сторона вопроса.</text:span></text:span></text:p>
      <text:p text:style-name="P17"><text:span text:style-name="Основной_20_шрифт_20_абзаца"><text:span text:style-name="T11">5.1. Реализация </text:span></text:span><text:span text:style-name="Основной_20_шрифт_20_абзаца"><text:span text:style-name="T14">сервера сообщений</text:span></text:span><text:span text:style-name="Основной_20_шрифт_20_абзаца"><text:span text:style-name="T11">. </text:span></text:span><text:span text:style-name="Основной_20_шрифт_20_абзаца"><text:span text:style-name="T14">Основные моменты</text:span></text:span></text:p>
      <text:p text:style-name="P17"><text:span text:style-name="T33"><text:tab/></text:span><text:span text:style-name="T35">Итак, очевидно, что у нашего будущего сервера будет две части — клиент и сам сервер. Общение между ними будет осуществляться при помощи сокетов. Сами сообщения будут храниться в текстовом формате, чтобы позже была возможность их восстановить или выгрузить с сервера. У клиента будет CLI интерфейс, т. к. его реализовывать недолго и относительно просто. Когда я создавал библиотеки для сервера и клиента, у меня возникал вопрос, какими их сделать. С одной стороны — если я их сделаю динамическими, то можно будет загружать функции в программу тогда и только тогда, когда они мне реально нужны, что будет экономить мои ресурсы. С другой стороны, если я сделаю библиотеку статической, то работать с ней будет проще, а увеличение объёма исполняемого и увеличение потребления ресурсов будет не настолько велико, чтобы быть </text:span><text:soft-page-break/><text:span text:style-name="T35">критическим. Подвёдем итоги — клиент и сервер будут общаться между собой через сокеты, а библиотеки, в которых будут описаны основные функции, будут статическими.</text:span></text:p>
      <text:p text:style-name="P8"/>
      <text:p text:style-name="P25"><text:span text:style-name="T49">5.2. </text:span><text:span text:style-name="T50">Создание</text:span><text:span text:style-name="T49"> статической библиотеки </text:span><text:span text:style-name="T50">для работы с </text:span><text:span text:style-name="T51">сервером</text:span><text:span text:style-name="T49">.</text:span></text:p>
      <text:p text:style-name="P25"><text:span text:style-name="T49"><text:tab/></text:span><text:span text:style-name="T44">Для меня было крайне приятным открытие </text:span><text:span text:style-name="T45">того факта</text:span><text:span text:style-name="T44">, что пользователи Linux-систем могут спокойно обмениваться между собой исполняемыми файлами, запуская их друг у друга. Ещё больше я обрадовался, когда узнал о возможностях статической линковки: свою программу можно «связать» с какой-либо библиотекой N, а затем открывать </text:span><text:span text:style-name="T45">её</text:span><text:span text:style-name="T44"> где угодно без необходимости иметь установленной на компьютер </text:span><text:span text:style-name="T45">эту самую </text:span><text:span text:style-name="T44">библиотеку N. </text:span></text:p>
      <text:p text:style-name="P25"><text:span text:style-name="T44"><text:tab/></text:span><text:span text:style-name="T45">Таким образом б</text:span><text:span text:style-name="T44">ыло принято решение описать статическую библиотеку для работы с </text:span><text:span text:style-name="T46">сервером</text:span><text:span text:style-name="T44">.</text:span></text:p>
      <text:p text:style-name="P17"><text:span text:style-name="T36"><text:tab/></text:span><text:span text:style-name="T37">Всю работу по сборке библиотек, а также присоединению их к исполняемым файлам я выполнял через Cmake</text:span></text:p>
      <text:p text:style-name="P11"/>
      <text:p text:style-name="P40"><text:span text:style-name="T70">add_executable(</text:span><text:span text:style-name="T71">server_exec server_exec.cpp)</text:span><text:line-break/><text:span text:style-name="T71">add_executable(client_exec client_exec.cpp)</text:span><text:line-break/><text:line-break/><text:line-break/><text:span text:style-name="T71">add_library(server STATIC src/server.cpp)</text:span><text:line-break/><text:span text:style-name="T71">add_library(client STATIC src/client.cpp)</text:span></text:p>
      <text:p text:style-name="P39"/>
      <text:p text:style-name="P40"><text:span text:style-name="T70">target_link_libraries(</text:span><text:span text:style-name="T71">client_exec client)</text:span><text:line-break/><text:span text:style-name="T71">target_link_libraries(server_exec server)</text:span></text:p>
      <text:p text:style-name="P42"/>
      <text:p text:style-name="P17"><text:span text:style-name="T36"><text:tab/></text:span><text:span text:style-name="T38">Таким образом я создал две статические библиотеки и связал их с двумя программами (полный листиг Cmake будет ниже)</text:span></text:p>
      <text:p text:style-name="P9"/>
      <text:p text:style-name="P14">5.3. <text:span text:style-name="T72">Интерфейс программ</text:span>.</text:p>
      <text:p text:style-name="P29"><text:span text:style-name="T1"><text:tab/></text:span><text:span text:style-name="T47">Для server_exec интерфейс будет максимально простой. У сервера есть две основные команды — server.out [port] поднимает сервер на указанном порте, а server.down корректно останавливает </text:span><text:soft-page-break/><text:span text:style-name="T47">работу сервера. У клиента тоже cli интерфейс. Справка выглядит следующим образом:</text:span></text:p>
      <text:p text:style-name="P12">Enter 1 if you want to connect to server</text:p>
      <text:p text:style-name="P12">Enter 2 if you want to send message</text:p>
      <text:p text:style-name="P12">Enter 3 if you want to receive messages from queue</text:p>
      <text:p text:style-name="P12">Enter 4 to see this menu</text:p>
      <text:p text:style-name="P12">Enter 5 to send message from file</text:p>
      <text:p text:style-name="P12">Enter 6 to exit from program</text:p>
      <text:p text:style-name="P12"/>
      <text:p text:style-name="P30"><text:span text:style-name="T47">И</text:span><text:span text:style-name="T43">з </text:span><text:span text:style-name="T48">оп</text:span><text:span text:style-name="T43">исания команд можно понять, что они делают. </text:span></text:p>
      <text:p text:style-name="P10"/>
      <text:p text:style-name="P18"><text:span text:style-name="T26">5.</text:span><text:span text:style-name="T27">4. </text:span><text:span text:style-name="T30">Библиотека zmqpp</text:span></text:p>
      <text:p text:style-name="P18"><text:span text:style-name="T30"><text:tab/></text:span><text:span text:style-name="T40">В программе используется библиотека zmqpp. Сначала я нашёл информацию о том. Что в zmqpp есть паттерны client/server, но оказалось, что эта идея ещё в черновиках, поэтому я решил реализовать общение между программами при помощи request/re[ly сокетов. Они могут гарантировать то, что сообщение дошло, а также позволяют отослать «ответ» тому, кто прислал запрос, что используется в некоторых частях программы.</text:span></text:p>
      <text:p text:style-name="P16"><text:span text:style-name="Основной_20_шрифт_20_абзаца"><text:span text:style-name="T10"/></text:span></text:p>
      <text:p text:style-name="P16"><text:span text:style-name="Основной_20_шрифт_20_абзаца"><text:span text:style-name="T10">6. Тестирование работоспособности.</text:span></text:span></text:p>
      <text:p text:style-name="P24"><text:span text:style-name="Основной_20_шрифт_20_абзаца"><text:span text:style-name="T10"><text:tab/></text:span></text:span><text:span text:style-name="Основной_20_шрифт_20_абзаца"><text:span text:style-name="T8">Enter 1 if you want to connect to server</text:span></text:span></text:p>
      <text:p text:style-name="P13"><text:tab/>Enter 2 if you want to send little message (single line, under 256 <text:tab/>symbols)</text:p>
      <text:p text:style-name="P13"><text:tab/>Enter 3 if you want to send big message</text:p>
      <text:p text:style-name="P13"><text:tab/>Enter 4 if you want to receive messages from queue</text:p>
      <text:p text:style-name="P13"><text:tab/>Enter 5 to see this menu</text:p>
      <text:p text:style-name="P24"><text:span text:style-name="Основной_20_шрифт_20_абзаца"><text:span text:style-name="T8"><text:tab/>Enter 6 to exit from program</text:span></text:span></text:p>
      <text:p text:style-name="P19"><text:span text:style-name="Основной_20_шрифт_20_абзаца"><text:span text:style-name="T12">6. Тестирование общей работоспособности </text:span></text:span><text:span text:style-name="Основной_20_шрифт_20_абзаца"><text:span text:style-name="T15">клиента и сервера</text:span></text:span><text:span text:style-name="Основной_20_шрифт_20_абзаца"><text:span text:style-name="T12">.</text:span></text:span></text:p>
      <text:p text:style-name="P26"><text:span text:style-name="T54">Server</text:span><text:span text:style-name="T57">:</text:span></text:p>
      <text:p text:style-name="P27">server.out 8332</text:p>
      <text:p text:style-name="P27">Set up successful!</text:p>
      <text:p text:style-name="P26"><text:span text:style-name="T54">Client</text:span><text:span text:style-name="T53">:</text:span></text:p>
      <text:p text:style-name="P27">1</text:p>
      <text:p text:style-name="P27"><text:soft-page-break/>Enter IP address and port to connect</text:p>
      <text:p text:style-name="P27">127.0.0.1 8332</text:p>
      <text:p text:style-name="P27">Connected!</text:p>
      <text:p text:style-name="P27">2</text:p>
      <text:p text:style-name="P27">Enter id of queue and message:</text:p>
      <text:p text:style-name="P27">trash trash1</text:p>
      <text:p text:style-name="P27">Message send!</text:p>
      <text:p text:style-name="P27">2</text:p>
      <text:p text:style-name="P27">Enter id of queue and message:</text:p>
      <text:p text:style-name="P27">trash trash2</text:p>
      <text:p text:style-name="P27">Message send!</text:p>
      <text:p text:style-name="P27">2</text:p>
      <text:p text:style-name="P27">Enter id of queue and message:</text:p>
      <text:p text:style-name="P27">trash trash3</text:p>
      <text:p text:style-name="P27">Message send!</text:p>
      <text:p text:style-name="P27">2</text:p>
      <text:p text:style-name="P27">Enter id of queue and message:</text:p>
      <text:p text:style-name="P27">trash trash4</text:p>
      <text:p text:style-name="P27">Message send!</text:p>
      <text:p text:style-name="P27">2</text:p>
      <text:p text:style-name="P27">Enter id of queue and message:</text:p>
      <text:p text:style-name="P27">trash trash5</text:p>
      <text:p text:style-name="P27">Message send!</text:p>
      <text:p text:style-name="P27">3</text:p>
      <text:p text:style-name="P27">Enter id of queue</text:p>
      <text:p text:style-name="P27">trash</text:p>
      <text:p text:style-name="P27">trash2</text:p>
      <text:p text:style-name="P31">Server</text:p>
      <text:p text:style-name="P52"><text:span text:style-name="T56">server.down</text:span></text:p>
      <text:p text:style-name="P22"><text:span text:style-name="Основной_20_шрифт_20_абзаца"><text:span text:style-name="T16">7.</text:span></text:span><text:span text:style-name="Основной_20_шрифт_20_абзаца"><text:span text:style-name="T13"> Листинг программы.</text:span></text:span></text:p>
      <text:p text:style-name="P53"><text:span text:style-name="T119">сlient.h</text:span><text:span text:style-name="T118"><text:line-break/></text:span><text:span text:style-name="T78">//</text:span><text:line-break/><text:span text:style-name="T77">// Created by nikita on 02.01.2021.</text:span><text:line-break/><text:span text:style-name="T77">//</text:span><text:line-break/><text:line-break/><text:span text:style-name="T83">#ifndef </text:span><text:span text:style-name="T87">KP_OS_CLIENT_H</text:span><text:line-break/><text:soft-page-break/><text:span text:style-name="T83">#define </text:span><text:span text:style-name="T87">KP_OS_CLIENT_H</text:span><text:line-break/><text:span text:style-name="T83">#include </text:span><text:span text:style-name="T67">&lt;zmqpp/zmqpp.hpp&gt;</text:span><text:line-break/><text:span text:style-name="T83">#include </text:span><text:span text:style-name="T67">&lt;iostream&gt;</text:span><text:line-break/><text:span text:style-name="T83">#include </text:span><text:span text:style-name="T67">&lt;fstream&gt;</text:span><text:line-break/><text:span text:style-name="T83">#include </text:span><text:span text:style-name="T67">&lt;sstream&gt;</text:span><text:line-break/><text:span text:style-name="T83">#include </text:span><text:span text:style-name="T67">&lt;string&gt;</text:span><text:line-break/><text:span text:style-name="T90">enum </text:span><text:span text:style-name="T94">Operation</text:span><text:span text:style-name="T62">{</text:span><text:line-break/><text:span text:style-name="T62"> <text:s text:c="3"/></text:span><text:span text:style-name="T98">Send</text:span><text:span text:style-name="T90">, </text:span><text:span text:style-name="T77">//0</text:span><text:line-break/><text:span text:style-name="T77"> <text:s text:c="3"/></text:span><text:span text:style-name="T98">Receive </text:span><text:span text:style-name="T77">//1</text:span><text:line-break/><text:span text:style-name="T62">}</text:span><text:span text:style-name="T90">;</text:span><text:line-break/><text:span text:style-name="T90">class </text:span><text:span text:style-name="T94">Connection</text:span><text:span text:style-name="T62">{</text:span><text:line-break/><text:span text:style-name="T90">private</text:span><text:span text:style-name="T62">:</text:span><text:line-break/><text:span text:style-name="T62"> <text:s text:c="3"/></text:span><text:span text:style-name="T94">std</text:span><text:span text:style-name="T62">::</text:span><text:span text:style-name="T100">string </text:span><text:span text:style-name="T117">address </text:span><text:span text:style-name="T62">= </text:span><text:span text:style-name="T67">"tcp://"</text:span><text:span text:style-name="T90">;</text:span><text:line-break/><text:span text:style-name="T90"> <text:s text:c="3"/></text:span><text:span text:style-name="T94">zmqpp</text:span><text:span text:style-name="T62">::</text:span><text:span text:style-name="T94">context </text:span><text:span text:style-name="T117">context</text:span><text:span text:style-name="T90">;</text:span><text:line-break/><text:span text:style-name="T90"> <text:s text:c="3"/></text:span><text:span text:style-name="T94">zmqpp</text:span><text:span text:style-name="T62">::</text:span><text:span text:style-name="T94">socket </text:span><text:span text:style-name="T117">socket </text:span><text:span text:style-name="T62">= </text:span><text:span text:style-name="T94">zmqpp</text:span><text:span text:style-name="T62">::socket(</text:span><text:span text:style-name="T117">context</text:span><text:span text:style-name="T90">, </text:span><text:span text:style-name="T94">zmqpp</text:span><text:span text:style-name="T62">::</text:span><text:span text:style-name="T94">socket_type</text:span><text:span text:style-name="T62">::</text:span><text:span text:style-name="T98">req</text:span><text:span text:style-name="T62">)</text:span><text:span text:style-name="T90">;</text:span><text:line-break/><text:span text:style-name="T90"> <text:s text:c="3"/>void </text:span><text:span text:style-name="T104">SendData</text:span><text:span text:style-name="T62">(</text:span><text:span text:style-name="T94">std</text:span><text:span text:style-name="T62">::</text:span><text:span text:style-name="T100">string </text:span><text:span text:style-name="T62">&amp;messageString)</text:span><text:span text:style-name="T90">;</text:span><text:line-break/><text:span text:style-name="T90"> <text:s text:c="3"/></text:span><text:span text:style-name="T94">std</text:span><text:span text:style-name="T62">::</text:span><text:span text:style-name="T100">string </text:span><text:span text:style-name="T104">ReceiveData</text:span><text:span text:style-name="T62">()</text:span><text:span text:style-name="T90">;</text:span><text:line-break/><text:span text:style-name="T90">public</text:span><text:span text:style-name="T62">:</text:span><text:line-break/><text:span text:style-name="T62"> <text:s text:c="3"/></text:span><text:span text:style-name="T90">friend void </text:span><text:span text:style-name="T62">SendMessage(</text:span><text:span text:style-name="T94">Connection </text:span><text:span text:style-name="T62">cont</text:span><text:span text:style-name="T90">, </text:span><text:span text:style-name="T94">std</text:span><text:span text:style-name="T62">::</text:span><text:span text:style-name="T100">string </text:span><text:span text:style-name="T62">&amp;id</text:span><text:span text:style-name="T90">, </text:span><text:span text:style-name="T94">std</text:span><text:span text:style-name="T62">::</text:span><text:span text:style-name="T100">string </text:span><text:span text:style-name="T62">&amp;message)</text:span><text:span text:style-name="T90">;</text:span><text:line-break/><text:span text:style-name="T90"> <text:s text:c="3"/>friend </text:span><text:span text:style-name="T94">std</text:span><text:span text:style-name="T62">::</text:span><text:span text:style-name="T100">string </text:span><text:span text:style-name="T62">ReceiveMessage(</text:span><text:span text:style-name="T94">Connection </text:span><text:span text:style-name="T62">cont</text:span><text:span text:style-name="T90">, </text:span><text:span text:style-name="T94">std</text:span><text:span text:style-name="T62">::</text:span><text:span text:style-name="T100">string </text:span><text:span text:style-name="T62">&amp;id)</text:span><text:span text:style-name="T90">;</text:span><text:line-break/><text:span text:style-name="T90"> <text:s text:c="3"/></text:span><text:span text:style-name="T94">Connection</text:span><text:span text:style-name="T62">&amp; </text:span><text:span text:style-name="T90">operator </text:span><text:span text:style-name="T113">=</text:span><text:span text:style-name="T62">(</text:span><text:span text:style-name="T90">const </text:span><text:span text:style-name="T94">Connection </text:span><text:span text:style-name="T62">&amp;cont)</text:span><text:span text:style-name="T90">;</text:span><text:line-break/><text:span text:style-name="T90"> <text:s text:c="3"/>explicit </text:span><text:span text:style-name="T104">Connection</text:span><text:span text:style-name="T62">(</text:span><text:span text:style-name="T94">std</text:span><text:span text:style-name="T62">::</text:span><text:span text:style-name="T100">string </text:span><text:span text:style-name="T62">&amp;argAddress)</text:span><text:span text:style-name="T90">;</text:span><text:line-break/><text:span text:style-name="T90"> <text:s text:c="3"/></text:span><text:span text:style-name="T104">Connection</text:span><text:span text:style-name="T62">() = </text:span><text:span text:style-name="T90">default;</text:span><text:line-break/><text:span text:style-name="T90"> <text:s text:c="3"/></text:span><text:span text:style-name="T104">~Connection</text:span><text:span text:style-name="T62">() = </text:span><text:span text:style-name="T90">default;</text:span><text:line-break/><text:span text:style-name="T90"> <text:s text:c="3"/></text:span><text:span text:style-name="T104">Connection</text:span><text:span text:style-name="T62">(</text:span><text:span text:style-name="T94">Connection </text:span><text:span text:style-name="T62">&amp;cont)</text:span><text:span text:style-name="T90">;</text:span><text:line-break/><text:span text:style-name="T62">}</text:span><text:span text:style-name="T90">;</text:span><text:line-break/><text:span text:style-name="T90">void </text:span><text:span text:style-name="T104">SendMessage</text:span><text:span text:style-name="T62">(</text:span><text:span text:style-name="T94">Connection </text:span><text:span text:style-name="T62">cont</text:span><text:span text:style-name="T90">, </text:span><text:span text:style-name="T94">std</text:span><text:span text:style-name="T62">::</text:span><text:span text:style-name="T100">string </text:span><text:span text:style-name="T62">&amp;id</text:span><text:span text:style-name="T90">, </text:span><text:span text:style-name="T94">std</text:span><text:span text:style-name="T62">::</text:span><text:span text:style-name="T100">string </text:span><text:span text:style-name="T62">&amp;message)</text:span><text:span text:style-name="T90">;</text:span><text:line-break/><text:span text:style-name="T94">std</text:span><text:span text:style-name="T62">::</text:span><text:span text:style-name="T100">string </text:span><text:span text:style-name="T104">ReceiveMessage</text:span><text:span text:style-name="T62">(</text:span><text:span text:style-name="T94">Connection </text:span><text:span text:style-name="T62">cont</text:span><text:span text:style-name="T90">, </text:span><text:span text:style-name="T94">std</text:span><text:span text:style-name="T62">::</text:span><text:span text:style-name="T100">string </text:span><text:span text:style-name="T62">&amp;id)</text:span><text:span text:style-name="T90">;</text:span><text:line-break/><text:span text:style-name="T83">#endif </text:span><text:span text:style-name="T77">//KP_OS_CLIENT_H</text:span><text:line-break/></text:p>
      <text:p text:style-name="P53"><text:line-break/></text:p>
      <text:p text:style-name="P41"/>
      <text:p text:style-name="P41">client.cpp</text:p>
      <text:p text:style-name="P41"><text:span text:style-name="T77">//</text:span><text:line-break/><text:span text:style-name="T77">// Created by nikita on 02.01.2021.</text:span><text:line-break/><text:span text:style-name="T77">//</text:span><text:line-break/><text:span text:style-name="T83">#include </text:span><text:span text:style-name="T67">"client.h"</text:span><text:line-break/><text:line-break/><text:span text:style-name="T94">Connection</text:span><text:span text:style-name="T62">::</text:span><text:span text:style-name="T104">Connection</text:span><text:span text:style-name="T62">(</text:span><text:span text:style-name="T94">std</text:span><text:span text:style-name="T62">::</text:span><text:span text:style-name="T100">string </text:span><text:span text:style-name="T62">&amp;argAddress){</text:span><text:line-break/><text:span text:style-name="T62"> <text:s text:c="3"/></text:span><text:span text:style-name="T117">address </text:span><text:span text:style-name="T113">+= </text:span><text:span text:style-name="T62">argAddress</text:span><text:span text:style-name="T90">;</text:span><text:line-break/><text:span text:style-name="T90"> <text:s text:c="3"/>try</text:span><text:span text:style-name="T62">{</text:span><text:line-break/><text:span text:style-name="T62"> <text:s text:c="7"/></text:span><text:span text:style-name="T117">socket</text:span><text:span text:style-name="T62">.connect(</text:span><text:span text:style-name="T117">address</text:span><text:span text:style-name="T62">)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){</text:span><text:line-break/><text:span text:style-name="T62"> <text:s text:c="7"/></text:span><text:span text:style-name="T94">std</text:span><text:span text:style-name="T62">::cout </text:span><text:span text:style-name="T113">&lt;&lt; </text:span><text:span text:style-name="T67">"Internal exception!" </text:span><text:span text:style-name="T113">&lt;&lt; </text:span><text:span text:style-name="T94">std</text:span><text:span text:style-name="T62">::endl</text:span><text:span text:style-name="T90">;</text:span><text:line-break/><text:soft-page-break/><text:span text:style-name="T90"> <text:s text:c="7"/>return;</text:span><text:line-break/><text:span text:style-name="T90"> <text:s text:c="3"/></text:span><text:span text:style-name="T62">}</text:span><text:line-break/><text:span text:style-name="T62">}</text:span><text:line-break/><text:line-break/><text:span text:style-name="T90">void </text:span><text:span text:style-name="T104">SendMessage</text:span><text:span text:style-name="T62">(</text:span><text:span text:style-name="T94">Connection </text:span><text:span text:style-name="T62">cont</text:span><text:span text:style-name="T90">, </text:span><text:span text:style-name="T94">std</text:span><text:span text:style-name="T62">::</text:span><text:span text:style-name="T100">string </text:span><text:span text:style-name="T62">&amp;id</text:span><text:span text:style-name="T90">, </text:span><text:span text:style-name="T94">std</text:span><text:span text:style-name="T62">::</text:span><text:span text:style-name="T100">string </text:span><text:span text:style-name="T62">&amp;message) {</text:span><text:line-break/><text:span text:style-name="T62"> <text:s text:c="3"/></text:span><text:span text:style-name="T94">std</text:span><text:span text:style-name="T62">::</text:span><text:span text:style-name="T100">string </text:span><text:span text:style-name="T62">request = </text:span><text:span text:style-name="T94">std</text:span><text:span text:style-name="T62">::to_string(</text:span><text:span text:style-name="T98">Send</text:span><text:span text:style-name="T62">) </text:span><text:span text:style-name="T113">+ </text:span><text:span text:style-name="T67">" " </text:span><text:span text:style-name="T113">+ </text:span><text:span text:style-name="T62">id </text:span><text:span text:style-name="T113">+ </text:span><text:span text:style-name="T67">" " </text:span><text:span text:style-name="T113">+ </text:span><text:span text:style-name="T62">message</text:span><text:span text:style-name="T90">;</text:span><text:line-break/><text:span text:style-name="T90"> <text:s text:c="3"/></text:span><text:span text:style-name="T62">cont.SendData(request)</text:span><text:span text:style-name="T90">;</text:span><text:line-break/><text:span text:style-name="T90"> <text:s text:c="3"/></text:span><text:span text:style-name="T94">std</text:span><text:span text:style-name="T62">::</text:span><text:span text:style-name="T100">string </text:span><text:span text:style-name="T62">reply = cont.ReceiveData()</text:span><text:span text:style-name="T90">;</text:span><text:line-break/><text:span text:style-name="T62">}</text:span><text:line-break/><text:line-break/><text:span text:style-name="T94">std</text:span><text:span text:style-name="T62">::</text:span><text:span text:style-name="T100">string </text:span><text:span text:style-name="T104">ReceiveMessage</text:span><text:span text:style-name="T62">(</text:span><text:span text:style-name="T94">Connection </text:span><text:span text:style-name="T62">cont</text:span><text:span text:style-name="T90">, </text:span><text:span text:style-name="T94">std</text:span><text:span text:style-name="T62">::</text:span><text:span text:style-name="T100">string </text:span><text:span text:style-name="T62">&amp;id) {</text:span><text:line-break/><text:span text:style-name="T62"> <text:s text:c="3"/></text:span><text:span text:style-name="T94">std</text:span><text:span text:style-name="T62">::</text:span><text:span text:style-name="T100">string </text:span><text:span text:style-name="T62">request = </text:span><text:span text:style-name="T94">std</text:span><text:span text:style-name="T62">::to_string(</text:span><text:span text:style-name="T98">Receive</text:span><text:span text:style-name="T62">) </text:span><text:span text:style-name="T113">+ </text:span><text:span text:style-name="T67">" " </text:span><text:span text:style-name="T113">+ </text:span><text:span text:style-name="T62">id</text:span><text:span text:style-name="T90">;</text:span><text:line-break/><text:span text:style-name="T90"> <text:s text:c="3"/></text:span><text:span text:style-name="T62">cont.SendData(request)</text:span><text:span text:style-name="T90">;</text:span><text:line-break/><text:span text:style-name="T90"> <text:s text:c="3"/></text:span><text:span text:style-name="T94">std</text:span><text:span text:style-name="T62">::</text:span><text:span text:style-name="T100">string </text:span><text:span text:style-name="T62">reply = cont.ReceiveData()</text:span><text:span text:style-name="T90">;</text:span><text:line-break/><text:span text:style-name="T90"> <text:s text:c="3"/>return </text:span><text:span text:style-name="T62">reply</text:span><text:span text:style-name="T90">;</text:span><text:line-break/><text:span text:style-name="T62">}</text:span><text:line-break/><text:line-break/><text:span text:style-name="T90">void </text:span><text:span text:style-name="T94">Connection</text:span><text:span text:style-name="T62">::</text:span><text:span text:style-name="T104">SendData</text:span><text:span text:style-name="T62">(</text:span><text:span text:style-name="T94">std</text:span><text:span text:style-name="T62">::</text:span><text:span text:style-name="T100">string </text:span><text:span text:style-name="T62">&amp;messageString){</text:span><text:line-break/><text:span text:style-name="T62"> <text:s text:c="3"/></text:span><text:span text:style-name="T94">zmqpp</text:span><text:span text:style-name="T62">::</text:span><text:span text:style-name="T94">message </text:span><text:span text:style-name="T62">message</text:span><text:span text:style-name="T90">;</text:span><text:line-break/><text:span text:style-name="T90"> <text:s text:c="3"/></text:span><text:span text:style-name="T62">message </text:span><text:span text:style-name="T113">&lt;&lt; </text:span><text:span text:style-name="T62">messageString</text:span><text:span text:style-name="T90">;</text:span><text:line-break/><text:span text:style-name="T90"> <text:s text:c="3"/>try </text:span><text:span text:style-name="T62">{</text:span><text:line-break/><text:span text:style-name="T62"> <text:s text:c="7"/></text:span><text:span text:style-name="T90">this</text:span><text:span text:style-name="T62">-&gt;</text:span><text:span text:style-name="T117">socket</text:span><text:span text:style-name="T62">.send(message)</text:span><text:span text:style-name="T90">;</text:span><text:line-break/><text:span text:style-name="T90"> <text:s text:c="3"/></text:span><text:span text:style-name="T62">} 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) {</text:span><text:line-break/><text:span text:style-name="T62"> <text:s text:c="7"/>message </text:span><text:span text:style-name="T113">= </text:span><text:span text:style-name="T90">false;</text:span><text:line-break/><text:span text:style-name="T90"> <text:s text:c="3"/></text:span><text:span text:style-name="T62">}</text:span><text:line-break/><text:span text:style-name="T62">}</text:span><text:line-break/><text:line-break/><text:span text:style-name="T94">std</text:span><text:span text:style-name="T62">::</text:span><text:span text:style-name="T100">string </text:span><text:span text:style-name="T94">Connection</text:span><text:span text:style-name="T62">::</text:span><text:span text:style-name="T104">ReceiveData</text:span><text:span text:style-name="T62">(){</text:span><text:line-break/><text:span text:style-name="T62"> <text:s text:c="3"/></text:span><text:span text:style-name="T94">zmqpp</text:span><text:span text:style-name="T62">::</text:span><text:span text:style-name="T94">message </text:span><text:span text:style-name="T62">message</text:span><text:span text:style-name="T90">;</text:span><text:line-break/><text:span text:style-name="T90"> <text:s text:c="3"/>try </text:span><text:span text:style-name="T62">{</text:span><text:line-break/><text:span text:style-name="T62"> <text:s text:c="7"/></text:span><text:span text:style-name="T90">this</text:span><text:span text:style-name="T62">-&gt;</text:span><text:span text:style-name="T117">socket</text:span><text:span text:style-name="T62">.receive(message)</text:span><text:span text:style-name="T90">;</text:span><text:line-break/><text:span text:style-name="T90"> <text:s text:c="3"/></text:span><text:span text:style-name="T62">} 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) {</text:span><text:line-break/><text:span text:style-name="T62"> <text:s text:c="7"/>message </text:span><text:span text:style-name="T113">= </text:span><text:span text:style-name="T90">false;</text:span><text:line-break/><text:span text:style-name="T90"> <text:s text:c="3"/></text:span><text:span text:style-name="T62">}</text:span><text:line-break/><text:span text:style-name="T62"> <text:s text:c="3"/></text:span><text:span text:style-name="T94">std</text:span><text:span text:style-name="T62">::</text:span><text:span text:style-name="T100">string </text:span><text:span text:style-name="T62">request</text:span><text:span text:style-name="T90">;</text:span><text:line-break/><text:span text:style-name="T90"> <text:s text:c="3"/></text:span><text:span text:style-name="T62">message </text:span><text:span text:style-name="T113">&gt;&gt; </text:span><text:span text:style-name="T62">request</text:span><text:span text:style-name="T90">;</text:span><text:line-break/><text:span text:style-name="T90"> <text:s text:c="3"/>return </text:span><text:span text:style-name="T62">request</text:span><text:span text:style-name="T90">;</text:span><text:line-break/><text:span text:style-name="T62">}</text:span><text:line-break/><text:line-break/><text:span text:style-name="T94">Connection </text:span><text:span text:style-name="T62">&amp; </text:span><text:span text:style-name="T94">Connection</text:span><text:span text:style-name="T62">::</text:span><text:span text:style-name="T90">operator</text:span><text:span text:style-name="T113">=</text:span><text:span text:style-name="T62">(</text:span><text:span text:style-name="T90">const </text:span><text:span text:style-name="T94">Connection </text:span><text:span text:style-name="T62">&amp;cont) {</text:span><text:line-break/><text:span text:style-name="T62"> <text:s text:c="3"/></text:span><text:span text:style-name="T90">this</text:span><text:span text:style-name="T62">-&gt;</text:span><text:span text:style-name="T117">address </text:span><text:span text:style-name="T113">= </text:span><text:span text:style-name="T62">cont.</text:span><text:span text:style-name="T117">address</text:span><text:span text:style-name="T90">;</text:span><text:line-break/><text:span text:style-name="T90"> <text:s text:c="3"/>try</text:span><text:span text:style-name="T62">{</text:span><text:line-break/><text:span text:style-name="T62"> <text:s text:c="7"/></text:span><text:span text:style-name="T90">this</text:span><text:span text:style-name="T62">-&gt;</text:span><text:span text:style-name="T117">socket</text:span><text:span text:style-name="T62">.connect(</text:span><text:span text:style-name="T117">address</text:span><text:span text:style-name="T62">)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){</text:span><text:line-break/><text:span text:style-name="T62"> <text:s text:c="7"/></text:span><text:span text:style-name="T94">std</text:span><text:span text:style-name="T62">::cout </text:span><text:span text:style-name="T113">&lt;&lt; </text:span><text:span text:style-name="T67">"Internal exception!" </text:span><text:span text:style-name="T113">&lt;&lt; </text:span><text:span text:style-name="T94">std</text:span><text:span text:style-name="T62">::endl</text:span><text:span text:style-name="T90">;</text:span><text:line-break/><text:span text:style-name="T90"> <text:s text:c="3"/></text:span><text:span text:style-name="T62">}</text:span><text:line-break/><text:soft-page-break/><text:span text:style-name="T62"> <text:s text:c="3"/></text:span><text:span text:style-name="T90">return </text:span><text:span text:style-name="T62">*</text:span><text:span text:style-name="T90">this;</text:span><text:line-break/><text:span text:style-name="T62">}</text:span><text:line-break/><text:line-break/><text:span text:style-name="T94">Connection</text:span><text:span text:style-name="T62">::</text:span><text:span text:style-name="T104">Connection</text:span><text:span text:style-name="T62">(</text:span><text:span text:style-name="T94">Connection </text:span><text:span text:style-name="T62">&amp;cont) {</text:span><text:line-break/><text:span text:style-name="T62"> <text:s text:c="3"/></text:span><text:span text:style-name="T90">this</text:span><text:span text:style-name="T62">-&gt;</text:span><text:span text:style-name="T117">address </text:span><text:span text:style-name="T113">= </text:span><text:span text:style-name="T62">cont.</text:span><text:span text:style-name="T117">address</text:span><text:span text:style-name="T90">;</text:span><text:line-break/><text:span text:style-name="T90"> <text:s text:c="3"/>try</text:span><text:span text:style-name="T62">{</text:span><text:line-break/><text:span text:style-name="T62"> <text:s text:c="7"/></text:span><text:span text:style-name="T90">this</text:span><text:span text:style-name="T62">-&gt;</text:span><text:span text:style-name="T117">socket</text:span><text:span text:style-name="T62">.connect(</text:span><text:span text:style-name="T117">address</text:span><text:span text:style-name="T62">)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){</text:span><text:line-break/><text:span text:style-name="T62"> <text:s text:c="7"/></text:span><text:span text:style-name="T94">std</text:span><text:span text:style-name="T62">::cout </text:span><text:span text:style-name="T113">&lt;&lt; </text:span><text:span text:style-name="T67">"Internal exception!" </text:span><text:span text:style-name="T113">&lt;&lt; </text:span><text:span text:style-name="T94">std</text:span><text:span text:style-name="T62">::endl</text:span><text:span text:style-name="T90">;</text:span><text:line-break/><text:span text:style-name="T90"> <text:s text:c="3"/></text:span><text:span text:style-name="T62">}</text:span><text:line-break/><text:span text:style-name="T62">}</text:span><text:line-break/></text:p>
      <text:p text:style-name="P41"><text:span text:style-name="T59"/></text:p>
      <text:p text:style-name="P43"/>
      <text:p text:style-name="P41"/>
      <text:p text:style-name="P44"/>
      <text:p text:style-name="P44"/>
      <text:p text:style-name="P44">server.h</text:p>
      <text:p text:style-name="P44"><text:span text:style-name="T77">//</text:span><text:line-break/><text:span text:style-name="T77">// Created by nikita on 02.01.2021.</text:span><text:line-break/><text:span text:style-name="T77">//</text:span><text:line-break/><text:line-break/><text:span text:style-name="T83">#ifndef </text:span><text:span text:style-name="T87">KP_OS_SERVER_EXEC_H</text:span><text:line-break/><text:span text:style-name="T83">#define </text:span><text:span text:style-name="T87">KP_OS_SERVER_EXEC_H</text:span><text:line-break/><text:span text:style-name="T83">#include </text:span><text:span text:style-name="T67">&lt;zmqpp/zmqpp.hpp&gt;</text:span><text:line-break/><text:span text:style-name="T83">#include </text:span><text:span text:style-name="T67">&lt;string&gt;</text:span><text:line-break/><text:span text:style-name="T83">#include </text:span><text:span text:style-name="T67">&lt;iostream&gt;</text:span><text:line-break/><text:span text:style-name="T83">#include </text:span><text:span text:style-name="T67">&lt;sstream&gt;</text:span><text:line-break/><text:span text:style-name="T83">#include </text:span><text:span text:style-name="T67">&lt;fstream&gt;</text:span><text:line-break/><text:span text:style-name="T83">#include </text:span><text:span text:style-name="T67">&lt;cstdio&gt;</text:span><text:line-break/><text:span text:style-name="T83">#include </text:span><text:span text:style-name="T67">&lt;list&gt;</text:span><text:line-break/><text:span text:style-name="T83">#include </text:span><text:span text:style-name="T67">&lt;queue&gt;</text:span><text:line-break/><text:span text:style-name="T83">#include </text:span><text:span text:style-name="T67">&lt;map&gt;</text:span><text:line-break/><text:span text:style-name="T83">#include </text:span><text:span text:style-name="T67">&lt;vector&gt;</text:span><text:line-break/><text:span text:style-name="T83">#include </text:span><text:span text:style-name="T67">&lt;algorithm&gt;</text:span><text:line-break/><text:span text:style-name="T90">enum </text:span><text:span text:style-name="T94">Operation</text:span><text:span text:style-name="T62">{</text:span><text:line-break/><text:span text:style-name="T62"> <text:s text:c="3"/></text:span><text:span text:style-name="T98">Send</text:span><text:span text:style-name="T90">, </text:span><text:span text:style-name="T77">//0</text:span><text:line-break/><text:span text:style-name="T77"> <text:s text:c="3"/></text:span><text:span text:style-name="T98">Receive </text:span><text:span text:style-name="T77">//1</text:span><text:line-break/><text:span text:style-name="T62">}</text:span><text:span text:style-name="T90">;</text:span><text:line-break/><text:line-break/><text:span text:style-name="T90">class </text:span><text:span text:style-name="T94">Server</text:span><text:span text:style-name="T62">{</text:span><text:line-break/><text:span text:style-name="T90">private</text:span><text:span text:style-name="T62">:</text:span><text:line-break/><text:span text:style-name="T62"> <text:s text:c="3"/></text:span><text:span text:style-name="T90">const </text:span><text:span text:style-name="T94">std</text:span><text:span text:style-name="T62">::</text:span><text:span text:style-name="T100">string </text:span><text:span text:style-name="T117">host </text:span><text:span text:style-name="T62">= </text:span><text:span text:style-name="T67">"tcp://127.0.0.1:"</text:span><text:span text:style-name="T90">;</text:span><text:line-break/><text:span text:style-name="T90"> <text:s text:c="3"/>long long </text:span><text:span text:style-name="T117">maxSize </text:span><text:span text:style-name="T62">= </text:span><text:span text:style-name="T109">100</text:span><text:span text:style-name="T90">;</text:span><text:line-break/><text:span text:style-name="T90"> <text:s text:c="3"/>long long </text:span><text:span text:style-name="T117">currentSize </text:span><text:span text:style-name="T62">= </text:span><text:span text:style-name="T109">0</text:span><text:span text:style-name="T90">;</text:span><text:line-break/><text:soft-page-break/><text:span text:style-name="T90"> <text:s text:c="3"/>void </text:span><text:span text:style-name="T104">SendData</text:span><text:span text:style-name="T62">(</text:span><text:span text:style-name="T94">std</text:span><text:span text:style-name="T62">::</text:span><text:span text:style-name="T100">string </text:span><text:span text:style-name="T62">&amp;messageString)</text:span><text:span text:style-name="T90">;</text:span><text:line-break/><text:span text:style-name="T90"> <text:s text:c="3"/></text:span><text:span text:style-name="T94">std</text:span><text:span text:style-name="T62">::</text:span><text:span text:style-name="T100">string </text:span><text:span text:style-name="T104">ReceiveData</text:span><text:span text:style-name="T62">()</text:span><text:span text:style-name="T90">;</text:span><text:line-break/><text:span text:style-name="T90"> <text:s text:c="3"/></text:span><text:span text:style-name="T100">pthread_t </text:span><text:span text:style-name="T117">thread</text:span><text:span text:style-name="T90">;</text:span><text:line-break/><text:span text:style-name="T90"> <text:s text:c="3"/></text:span><text:span text:style-name="T62">[[noreturn]] </text:span><text:span text:style-name="T90">void</text:span><text:span text:style-name="T62">* </text:span><text:span text:style-name="T104">ThreadFunc</text:span><text:span text:style-name="T62">()</text:span><text:span text:style-name="T90">;</text:span><text:line-break/><text:span text:style-name="T90"> <text:s text:c="3"/></text:span><text:span text:style-name="T94">zmqpp</text:span><text:span text:style-name="T62">::</text:span><text:span text:style-name="T94">context </text:span><text:span text:style-name="T117">context</text:span><text:span text:style-name="T90">;</text:span><text:line-break/><text:span text:style-name="T90"> <text:s text:c="3"/></text:span><text:span text:style-name="T94">zmqpp</text:span><text:span text:style-name="T62">::</text:span><text:span text:style-name="T94">socket </text:span><text:span text:style-name="T117">socket </text:span><text:span text:style-name="T62">= </text:span><text:span text:style-name="T94">zmqpp</text:span><text:span text:style-name="T62">::socket(</text:span><text:span text:style-name="T117">context</text:span><text:span text:style-name="T90">, </text:span><text:span text:style-name="T94">zmqpp</text:span><text:span text:style-name="T62">::</text:span><text:span text:style-name="T94">socket_type</text:span><text:span text:style-name="T62">::</text:span><text:span text:style-name="T98">rep</text:span><text:span text:style-name="T62">)</text:span><text:span text:style-name="T90">;</text:span><text:line-break/><text:span text:style-name="T90"> <text:s text:c="3"/></text:span><text:span text:style-name="T94">std</text:span><text:span text:style-name="T62">::</text:span><text:span text:style-name="T94">map</text:span><text:span text:style-name="T62">&lt;</text:span><text:span text:style-name="T94">std</text:span><text:span text:style-name="T62">::</text:span><text:span text:style-name="T100">string</text:span><text:span text:style-name="T90">, </text:span><text:span text:style-name="T94">std</text:span><text:span text:style-name="T62">::</text:span><text:span text:style-name="T94">queue</text:span><text:span text:style-name="T62">&lt;</text:span><text:span text:style-name="T94">std</text:span><text:span text:style-name="T62">::</text:span><text:span text:style-name="T100">string</text:span><text:span text:style-name="T62">&gt;&gt; </text:span><text:span text:style-name="T117">messageQueue</text:span><text:span text:style-name="T90">;</text:span><text:line-break/><text:span text:style-name="T90"> <text:s text:c="3"/></text:span><text:span text:style-name="T77">//Очередь для хранения порядка добавления сообщений</text:span><text:line-break/><text:span text:style-name="T77"> <text:s text:c="3"/></text:span><text:span text:style-name="T94">std</text:span><text:span text:style-name="T62">::</text:span><text:span text:style-name="T94">list</text:span><text:span text:style-name="T62">&lt;</text:span><text:span text:style-name="T94">std</text:span><text:span text:style-name="T62">::</text:span><text:span text:style-name="T100">string</text:span><text:span text:style-name="T62">&gt; </text:span><text:span text:style-name="T117">orderQueue</text:span><text:span text:style-name="T90">;</text:span><text:line-break/><text:span text:style-name="T90"> <text:s text:c="3"/>bool </text:span><text:span text:style-name="T104">ServerUp</text:span><text:span text:style-name="T62">(</text:span><text:span text:style-name="T90">int </text:span><text:span text:style-name="T62">port)</text:span><text:span text:style-name="T90">;</text:span><text:line-break/><text:span text:style-name="T90"> <text:s text:c="3"/>void </text:span><text:span text:style-name="T104">SendReply</text:span><text:span text:style-name="T62">()</text:span><text:span text:style-name="T90">;</text:span><text:line-break/><text:span text:style-name="T90">public</text:span><text:span text:style-name="T62">:</text:span><text:line-break/><text:span text:style-name="T62"> <text:s text:c="3"/></text:span><text:span text:style-name="T104">Server</text:span><text:span text:style-name="T62">(</text:span><text:span text:style-name="T90">int </text:span><text:span text:style-name="T62">port)</text:span><text:span text:style-name="T90">;</text:span><text:line-break/><text:span text:style-name="T90"> <text:s text:c="3"/></text:span><text:span text:style-name="T104">Server</text:span><text:span text:style-name="T62">(</text:span><text:span text:style-name="T90">int </text:span><text:span text:style-name="T62">port</text:span><text:span text:style-name="T90">, long long </text:span><text:span text:style-name="T62">maxSize)</text:span><text:span text:style-name="T90">;</text:span><text:line-break/><text:span text:style-name="T90"> <text:s text:c="3"/></text:span><text:span text:style-name="T104">Server</text:span><text:span text:style-name="T62">(</text:span><text:span text:style-name="T90">int </text:span><text:span text:style-name="T62">port</text:span><text:span text:style-name="T90">, </text:span><text:span text:style-name="T94">std</text:span><text:span text:style-name="T62">::</text:span><text:span text:style-name="T100">string </text:span><text:span text:style-name="T62">&amp;filename)</text:span><text:span text:style-name="T90">;</text:span><text:line-break/><text:span text:style-name="T90"> <text:s text:c="3"/></text:span><text:span text:style-name="T104">~Server</text:span><text:span text:style-name="T62">()</text:span><text:span text:style-name="T90">;</text:span><text:line-break/><text:span text:style-name="T62">}</text:span><text:span text:style-name="T90">;</text:span><text:line-break/><text:line-break/><text:span text:style-name="T83">#endif </text:span><text:span text:style-name="T77">//KP_OS_SERVER_EXEC_H</text:span></text:p>
      <text:p text:style-name="P48"><text:span text:style-name="T119"><text:line-break/></text:span></text:p>
      <text:p text:style-name="P44"><text:line-break/></text:p>
      <text:p text:style-name="P44">server.cpp</text:p>
      <text:p text:style-name="P44"><text:span text:style-name="T77">//</text:span><text:line-break/><text:span text:style-name="T77">// Created by nikita on 02.01.2021.</text:span><text:line-break/><text:span text:style-name="T77">//</text:span><text:line-break/><text:span text:style-name="T83">#include </text:span><text:span text:style-name="T67">"server.h"</text:span><text:line-break/><text:span text:style-name="T90">typedef void </text:span><text:span text:style-name="T62">* (*</text:span><text:span text:style-name="T100">THREADFUNCPTR</text:span><text:span text:style-name="T62">)(</text:span><text:span text:style-name="T90">void </text:span><text:span text:style-name="T62">*)</text:span><text:span text:style-name="T90">;</text:span><text:line-break/><text:line-break/><text:span text:style-name="T62">[[noreturn]] </text:span><text:span text:style-name="T90">void</text:span><text:span text:style-name="T62">* </text:span><text:span text:style-name="T94">Server</text:span><text:span text:style-name="T62">::</text:span><text:span text:style-name="T104">ThreadFunc</text:span><text:span text:style-name="T62">(){</text:span><text:line-break/><text:span text:style-name="T62"> <text:s text:c="3"/></text:span><text:span text:style-name="T90">while</text:span><text:span text:style-name="T62">(</text:span><text:span text:style-name="T90">true</text:span><text:span text:style-name="T62">){</text:span><text:line-break/><text:span text:style-name="T62"> <text:s text:c="7"/>SendReply()</text:span><text:span text:style-name="T90">;</text:span><text:line-break/><text:span text:style-name="T90"> <text:s text:c="3"/></text:span><text:span text:style-name="T62">}</text:span><text:line-break/><text:span text:style-name="T62">}</text:span><text:line-break/><text:line-break/><text:span text:style-name="T94">Server</text:span><text:span text:style-name="T62">::</text:span><text:span text:style-name="T104">~Server</text:span><text:span text:style-name="T62">(){</text:span><text:line-break/><text:span text:style-name="T62"> <text:s text:c="3"/>pthread_cancel(</text:span><text:span text:style-name="T117">thread</text:span><text:span text:style-name="T62">)</text:span><text:span text:style-name="T90">;</text:span><text:line-break/><text:span text:style-name="T62">}</text:span><text:line-break/><text:line-break/><text:span text:style-name="T94">Server</text:span><text:span text:style-name="T62">::</text:span><text:span text:style-name="T104">Server</text:span><text:span text:style-name="T62">(</text:span><text:span text:style-name="T90">int </text:span><text:span text:style-name="T62">port) {</text:span><text:line-break/><text:span text:style-name="T62"> <text:s text:c="3"/></text:span><text:span text:style-name="T90">if</text:span><text:span text:style-name="T62">(ServerUp(port)){</text:span><text:line-break/><text:span text:style-name="T62"> <text:s text:c="7"/>pthread_create(&amp;</text:span><text:span text:style-name="T117">thread</text:span><text:span text:style-name="T90">, nullptr, </text:span><text:span text:style-name="T62">(</text:span><text:span text:style-name="T100">THREADFUNCPTR</text:span><text:span text:style-name="T62">) </text:span><text:span text:style-name="T90">this</text:span><text:span text:style-name="T62">-&gt;ThreadFunc()</text:span><text:span text:style-name="T90">, nullptr</text:span><text:span text:style-name="T62">)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4">std</text:span><text:span text:style-name="T62">::cout </text:span><text:span text:style-name="T113">&lt;&lt; </text:span><text:span text:style-name="T67">"Set up successful!</text:span><text:span text:style-name="T90">\n</text:span><text:span text:style-name="T67">"</text:span><text:span text:style-name="T90">;</text:span><text:line-break/><text:soft-page-break/><text:span text:style-name="T62">}</text:span><text:line-break/><text:line-break/><text:span text:style-name="T94">Server</text:span><text:span text:style-name="T62">::</text:span><text:span text:style-name="T104">Server</text:span><text:span text:style-name="T62">(</text:span><text:span text:style-name="T90">int </text:span><text:span text:style-name="T62">port</text:span><text:span text:style-name="T90">, long long </text:span><text:span text:style-name="T62">maxSize) : </text:span><text:span text:style-name="T117">maxSize</text:span><text:span text:style-name="T62">{maxSize} {</text:span><text:line-break/><text:span text:style-name="T62"> <text:s text:c="3"/></text:span><text:span text:style-name="T90">if</text:span><text:span text:style-name="T62">(ServerUp(port)){</text:span><text:line-break/><text:span text:style-name="T62"> <text:s text:c="7"/>pthread_create(&amp;</text:span><text:span text:style-name="T117">thread</text:span><text:span text:style-name="T90">, nullptr, </text:span><text:span text:style-name="T62">(</text:span><text:span text:style-name="T100">THREADFUNCPTR</text:span><text:span text:style-name="T62">) </text:span><text:span text:style-name="T90">this</text:span><text:span text:style-name="T62">-&gt;ThreadFunc()</text:span><text:span text:style-name="T90">, nullptr</text:span><text:span text:style-name="T62">)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4">std</text:span><text:span text:style-name="T62">::cout </text:span><text:span text:style-name="T113">&lt;&lt; </text:span><text:span text:style-name="T67">"Set up successful!</text:span><text:span text:style-name="T90">\n</text:span><text:span text:style-name="T67">"</text:span><text:span text:style-name="T90">;</text:span><text:line-break/><text:span text:style-name="T62">}</text:span><text:line-break/><text:line-break/><text:span text:style-name="T94">Server</text:span><text:span text:style-name="T62">::</text:span><text:span text:style-name="T104">Server</text:span><text:span text:style-name="T62">(</text:span><text:span text:style-name="T90">int </text:span><text:span text:style-name="T62">port</text:span><text:span text:style-name="T90">, </text:span><text:span text:style-name="T94">std</text:span><text:span text:style-name="T62">::</text:span><text:span text:style-name="T100">string </text:span><text:span text:style-name="T62">&amp;filename) {</text:span><text:line-break/><text:span text:style-name="T62"> <text:s text:c="3"/></text:span><text:span text:style-name="T94">std</text:span><text:span text:style-name="T62">::</text:span><text:span text:style-name="T100">ifstream </text:span><text:span text:style-name="T62">config(filename)</text:span><text:span text:style-name="T90">;</text:span><text:line-break/><text:span text:style-name="T90"> <text:s text:c="3"/>if</text:span><text:span text:style-name="T62">(config.is_open()){</text:span><text:line-break/><text:span text:style-name="T62"> <text:s text:c="7"/>config </text:span><text:span text:style-name="T113">&gt;&gt; </text:span><text:span text:style-name="T117">maxSize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0">if</text:span><text:span text:style-name="T62">(ServerUp(port)){</text:span><text:line-break/><text:span text:style-name="T62"> <text:s text:c="7"/>pthread_create(&amp;</text:span><text:span text:style-name="T117">thread</text:span><text:span text:style-name="T90">, nullptr, </text:span><text:span text:style-name="T62">(</text:span><text:span text:style-name="T100">THREADFUNCPTR</text:span><text:span text:style-name="T62">) </text:span><text:span text:style-name="T90">this</text:span><text:span text:style-name="T62">-&gt;ThreadFunc()</text:span><text:span text:style-name="T90">, nullptr</text:span><text:span text:style-name="T62">)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4">std</text:span><text:span text:style-name="T62">::cout </text:span><text:span text:style-name="T113">&lt;&lt; </text:span><text:span text:style-name="T67">"Set up successful!</text:span><text:span text:style-name="T90">\n</text:span><text:span text:style-name="T67">"</text:span><text:span text:style-name="T90">;</text:span><text:line-break/><text:span text:style-name="T62">}</text:span><text:line-break/><text:line-break/><text:span text:style-name="T90">bool </text:span><text:span text:style-name="T94">Server</text:span><text:span text:style-name="T62">::</text:span><text:span text:style-name="T104">ServerUp</text:span><text:span text:style-name="T62">(</text:span><text:span text:style-name="T90">int </text:span><text:span text:style-name="T62">port){</text:span><text:line-break/><text:span text:style-name="T62"> <text:s text:c="3"/></text:span><text:span text:style-name="T90">try</text:span><text:span text:style-name="T62">{</text:span><text:line-break/><text:span text:style-name="T62"> <text:s text:c="7"/></text:span><text:span text:style-name="T90">this</text:span><text:span text:style-name="T62">-&gt;</text:span><text:span text:style-name="T117">socket</text:span><text:span text:style-name="T62">.bind(</text:span><text:span text:style-name="T90">this</text:span><text:span text:style-name="T62">-&gt;</text:span><text:span text:style-name="T117">host </text:span><text:span text:style-name="T113">+ </text:span><text:span text:style-name="T94">std</text:span><text:span text:style-name="T62">::to_string(port))</text:span><text:span text:style-name="T90">;</text:span><text:line-break/><text:span text:style-name="T90"> <text:s text:c="3"/></text:span><text:span text:style-name="T62">}</text:span><text:line-break/><text:span text:style-name="T62"> <text:s text:c="3"/>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x){</text:span><text:line-break/><text:span text:style-name="T62"> <text:s text:c="7"/></text:span><text:span text:style-name="T94">std</text:span><text:span text:style-name="T62">::cout </text:span><text:span text:style-name="T113">&lt;&lt; </text:span><text:span text:style-name="T67">"Port is unavailable!" </text:span><text:span text:style-name="T113">&lt;&lt; </text:span><text:span text:style-name="T94">std</text:span><text:span text:style-name="T62">::endl</text:span><text:span text:style-name="T90">;</text:span><text:line-break/><text:span text:style-name="T90"> <text:s text:c="7"/>return false;</text:span><text:line-break/><text:span text:style-name="T90"> <text:s text:c="3"/></text:span><text:span text:style-name="T62">}</text:span><text:line-break/><text:span text:style-name="T62"> <text:s text:c="3"/></text:span><text:span text:style-name="T94">std</text:span><text:span text:style-name="T62">::cout </text:span><text:span text:style-name="T113">&lt;&lt; </text:span><text:span text:style-name="T67">"Set up successful!" </text:span><text:span text:style-name="T113">&lt;&lt; </text:span><text:span text:style-name="T94">std</text:span><text:span text:style-name="T62">::endl</text:span><text:span text:style-name="T90">;</text:span><text:line-break/><text:span text:style-name="T90"> <text:s text:c="3"/>return true;</text:span><text:line-break/><text:span text:style-name="T62">}</text:span><text:line-break/><text:line-break/><text:span text:style-name="T90">void </text:span><text:span text:style-name="T94">Server</text:span><text:span text:style-name="T62">::</text:span><text:span text:style-name="T104">SendReply</text:span><text:span text:style-name="T62">(){</text:span><text:line-break/><text:span text:style-name="T62"> <text:s text:c="3"/></text:span><text:span text:style-name="T94">std</text:span><text:span text:style-name="T62">::</text:span><text:span text:style-name="T100">string </text:span><text:span text:style-name="T62">request = ReceiveData()</text:span><text:span text:style-name="T90">;</text:span><text:line-break/><text:span text:style-name="T90"> <text:s text:c="3"/></text:span><text:span text:style-name="T94">std</text:span><text:span text:style-name="T62">::</text:span><text:span text:style-name="T100">istringstream </text:span><text:span text:style-name="T62">in(request)</text:span><text:span text:style-name="T90">;</text:span><text:line-break/><text:span text:style-name="T90"> <text:s text:c="3"/>static int </text:span><text:span text:style-name="T62">type</text:span><text:span text:style-name="T90">;</text:span><text:line-break/><text:span text:style-name="T90"> <text:s text:c="3"/>static </text:span><text:span text:style-name="T94">std</text:span><text:span text:style-name="T62">::</text:span><text:span text:style-name="T100">string </text:span><text:span text:style-name="T62">id</text:span><text:span text:style-name="T90">;</text:span><text:line-break/><text:span text:style-name="T90"> <text:s text:c="3"/>static </text:span><text:span text:style-name="T94">std</text:span><text:span text:style-name="T62">::</text:span><text:span text:style-name="T100">string </text:span><text:span text:style-name="T62">message</text:span><text:span text:style-name="T90">;</text:span><text:line-break/><text:span text:style-name="T90"> <text:s text:c="3"/></text:span><text:span text:style-name="T62">in </text:span><text:span text:style-name="T113">&gt;&gt; </text:span><text:span text:style-name="T62">type</text:span><text:span text:style-name="T90">;</text:span><text:line-break/><text:span text:style-name="T90"> <text:s text:c="3"/></text:span><text:span text:style-name="T62">in </text:span><text:span text:style-name="T113">&gt;&gt; </text:span><text:span text:style-name="T62">id</text:span><text:span text:style-name="T90">;</text:span><text:line-break/><text:span text:style-name="T90"> <text:s text:c="3"/></text:span><text:span text:style-name="T62">message.clear()</text:span><text:span text:style-name="T90">;</text:span><text:line-break/><text:span text:style-name="T90"> <text:s text:c="3"/>if</text:span><text:span text:style-name="T62">(type == </text:span><text:span text:style-name="T98">Send</text:span><text:span text:style-name="T62">){</text:span><text:line-break/><text:span text:style-name="T62"> <text:s text:c="7"/>++</text:span><text:span text:style-name="T117">currentSize</text:span><text:span text:style-name="T90">;</text:span><text:line-break/><text:span text:style-name="T90"> <text:s text:c="7"/></text:span><text:span text:style-name="T62">in.get()</text:span><text:span text:style-name="T90">;</text:span><text:line-break/><text:span text:style-name="T90"> <text:s text:c="7"/></text:span><text:span text:style-name="T62">getline(in</text:span><text:span text:style-name="T90">, </text:span><text:span text:style-name="T62">message)</text:span><text:span text:style-name="T90">;</text:span><text:line-break/><text:soft-page-break/><text:span text:style-name="T90"> <text:s text:c="7"/>if</text:span><text:span text:style-name="T62">(</text:span><text:span text:style-name="T117">currentSize </text:span><text:span text:style-name="T62">== </text:span><text:span text:style-name="T117">maxSize</text:span><text:span text:style-name="T62">){</text:span><text:line-break/><text:span text:style-name="T62"> <text:s text:c="11"/></text:span><text:span text:style-name="T117">messageQueue</text:span><text:span text:style-name="T113">[</text:span><text:span text:style-name="T117">orderQueue</text:span><text:span text:style-name="T62">.front()</text:span><text:span text:style-name="T113">]</text:span><text:span text:style-name="T62">.pop()</text:span><text:span text:style-name="T90">;</text:span><text:line-break/><text:span text:style-name="T90"> <text:s text:c="11"/></text:span><text:span text:style-name="T117">orderQueue</text:span><text:span text:style-name="T62">.pop_front()</text:span><text:span text:style-name="T90">;</text:span><text:line-break/><text:span text:style-name="T90"> <text:s text:c="11"/></text:span><text:span text:style-name="T62">--</text:span><text:span text:style-name="T117">currentSize</text:span><text:span text:style-name="T90">;</text:span><text:line-break/><text:span text:style-name="T90"> <text:s text:c="7"/></text:span><text:span text:style-name="T62">}</text:span><text:line-break/><text:span text:style-name="T62"> <text:s text:c="7"/></text:span><text:span text:style-name="T117">messageQueue</text:span><text:span text:style-name="T113">[</text:span><text:span text:style-name="T62">id</text:span><text:span text:style-name="T113">]</text:span><text:span text:style-name="T62">.push(message)</text:span><text:span text:style-name="T90">;</text:span><text:line-break/><text:span text:style-name="T90"> <text:s text:c="7"/></text:span><text:span text:style-name="T117">orderQueue</text:span><text:span text:style-name="T62">.push_back(id)</text:span><text:span text:style-name="T90">;</text:span><text:line-break/><text:span text:style-name="T90"> <text:s text:c="7"/></text:span><text:span text:style-name="T94">std</text:span><text:span text:style-name="T62">::</text:span><text:span text:style-name="T100">string </text:span><text:span text:style-name="T62">reply = </text:span><text:span text:style-name="T94">std</text:span><text:span text:style-name="T62">::to_string(</text:span><text:span text:style-name="T109">1</text:span><text:span text:style-name="T62">)</text:span><text:span text:style-name="T90">;</text:span><text:line-break/><text:span text:style-name="T90"> <text:s text:c="7"/></text:span><text:span text:style-name="T62">SendData(reply)</text:span><text:span text:style-name="T90">;</text:span><text:line-break/><text:span text:style-name="T90"> <text:s text:c="7"/>return;</text:span><text:line-break/><text:span text:style-name="T90"> <text:s text:c="3"/></text:span><text:span text:style-name="T62">}</text:span><text:line-break/><text:span text:style-name="T62"> <text:s text:c="3"/></text:span><text:span text:style-name="T90">if</text:span><text:span text:style-name="T62">(type == </text:span><text:span text:style-name="T98">Receive</text:span><text:span text:style-name="T62">){</text:span><text:line-break/><text:span text:style-name="T62"> <text:s text:c="7"/>message </text:span><text:span text:style-name="T113">= </text:span><text:span text:style-name="T117">messageQueue</text:span><text:span text:style-name="T113">[</text:span><text:span text:style-name="T62">id</text:span><text:span text:style-name="T113">]</text:span><text:span text:style-name="T62">.front()</text:span><text:span text:style-name="T90">;</text:span><text:line-break/><text:span text:style-name="T90"> <text:s text:c="7"/>auto </text:span><text:span text:style-name="T62">it = </text:span><text:span text:style-name="T94">std</text:span><text:span text:style-name="T62">::find(</text:span><text:span text:style-name="T117">orderQueue</text:span><text:span text:style-name="T62">.begin()</text:span><text:span text:style-name="T90">, </text:span><text:span text:style-name="T117">orderQueue</text:span><text:span text:style-name="T62">.end()</text:span><text:span text:style-name="T90">, </text:span><text:span text:style-name="T62">id)</text:span><text:span text:style-name="T90">;</text:span><text:line-break/><text:span text:style-name="T90"> <text:s text:c="7"/></text:span><text:span text:style-name="T117">orderQueue</text:span><text:span text:style-name="T62">.erase(it)</text:span><text:span text:style-name="T90">;</text:span><text:line-break/><text:span text:style-name="T90"> <text:s text:c="7"/></text:span><text:span text:style-name="T62">SendData(message)</text:span><text:span text:style-name="T90">;</text:span><text:line-break/><text:span text:style-name="T90"> <text:s text:c="7"/></text:span><text:span text:style-name="T62">--</text:span><text:span text:style-name="T117">currentSize</text:span><text:span text:style-name="T90">;</text:span><text:line-break/><text:span text:style-name="T90"> <text:s text:c="7"/>return;</text:span><text:line-break/><text:span text:style-name="T90"> <text:s text:c="3"/></text:span><text:span text:style-name="T62">}</text:span><text:line-break/><text:span text:style-name="T62">}</text:span><text:line-break/><text:line-break/><text:span text:style-name="T90">void </text:span><text:span text:style-name="T94">Server</text:span><text:span text:style-name="T62">::</text:span><text:span text:style-name="T104">SendData</text:span><text:span text:style-name="T62">(</text:span><text:span text:style-name="T94">std</text:span><text:span text:style-name="T62">::</text:span><text:span text:style-name="T100">string </text:span><text:span text:style-name="T62">&amp;messageString){</text:span><text:line-break/><text:span text:style-name="T62"> <text:s text:c="3"/></text:span><text:span text:style-name="T94">zmqpp</text:span><text:span text:style-name="T62">::</text:span><text:span text:style-name="T94">message </text:span><text:span text:style-name="T62">message</text:span><text:span text:style-name="T90">;</text:span><text:line-break/><text:span text:style-name="T90"> <text:s text:c="3"/></text:span><text:span text:style-name="T62">message </text:span><text:span text:style-name="T113">&lt;&lt; </text:span><text:span text:style-name="T62">messageString</text:span><text:span text:style-name="T90">;</text:span><text:line-break/><text:span text:style-name="T90"> <text:s text:c="3"/>try </text:span><text:span text:style-name="T62">{</text:span><text:line-break/><text:span text:style-name="T62"> <text:s text:c="7"/></text:span><text:span text:style-name="T90">this</text:span><text:span text:style-name="T62">-&gt;</text:span><text:span text:style-name="T117">socket</text:span><text:span text:style-name="T62">.send(message)</text:span><text:span text:style-name="T90">;</text:span><text:line-break/><text:span text:style-name="T90"> <text:s text:c="3"/></text:span><text:span text:style-name="T62">} 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) {</text:span><text:line-break/><text:span text:style-name="T62"> <text:s text:c="7"/>message </text:span><text:span text:style-name="T113">= </text:span><text:span text:style-name="T90">false;</text:span><text:line-break/><text:span text:style-name="T90"> <text:s text:c="3"/></text:span><text:span text:style-name="T62">}</text:span><text:line-break/><text:span text:style-name="T62">}</text:span><text:line-break/><text:line-break/><text:span text:style-name="T94">std</text:span><text:span text:style-name="T62">::</text:span><text:span text:style-name="T100">string </text:span><text:span text:style-name="T94">Server</text:span><text:span text:style-name="T62">::</text:span><text:span text:style-name="T104">ReceiveData</text:span><text:span text:style-name="T62">(){</text:span><text:line-break/><text:span text:style-name="T62"> <text:s text:c="3"/></text:span><text:span text:style-name="T94">zmqpp</text:span><text:span text:style-name="T62">::</text:span><text:span text:style-name="T94">message </text:span><text:span text:style-name="T62">message</text:span><text:span text:style-name="T90">;</text:span><text:line-break/><text:span text:style-name="T90"> <text:s text:c="3"/>try </text:span><text:span text:style-name="T62">{</text:span><text:line-break/><text:span text:style-name="T62"> <text:s text:c="7"/></text:span><text:span text:style-name="T90">this</text:span><text:span text:style-name="T62">-&gt;</text:span><text:span text:style-name="T117">socket</text:span><text:span text:style-name="T62">.receive(message)</text:span><text:span text:style-name="T90">;</text:span><text:line-break/><text:span text:style-name="T90"> <text:s text:c="3"/></text:span><text:span text:style-name="T62">} </text:span><text:span text:style-name="T90">catch</text:span><text:span text:style-name="T62">(</text:span><text:span text:style-name="T94">zmqpp</text:span><text:span text:style-name="T62">::</text:span><text:span text:style-name="T94">zmq_internal_exception</text:span><text:span text:style-name="T62">&amp; e) {</text:span><text:line-break/><text:span text:style-name="T62"> <text:s text:c="7"/>message </text:span><text:span text:style-name="T113">= </text:span><text:span text:style-name="T90">false;</text:span><text:line-break/><text:span text:style-name="T90"> <text:s text:c="3"/></text:span><text:span text:style-name="T62">}</text:span><text:line-break/><text:span text:style-name="T62"> <text:s text:c="3"/></text:span><text:span text:style-name="T94">std</text:span><text:span text:style-name="T62">::</text:span><text:span text:style-name="T100">string </text:span><text:span text:style-name="T62">request</text:span><text:span text:style-name="T90">;</text:span><text:line-break/><text:span text:style-name="T90"> <text:s text:c="3"/></text:span><text:span text:style-name="T62">message </text:span><text:span text:style-name="T113">&gt;&gt; </text:span><text:span text:style-name="T62">request</text:span><text:span text:style-name="T90">;</text:span><text:line-break/><text:span text:style-name="T90"> <text:s text:c="3"/>return </text:span><text:span text:style-name="T62">request</text:span><text:span text:style-name="T90">;</text:span><text:line-break/><text:span text:style-name="T62">}</text:span><text:line-break/></text:p>
      <text:p text:style-name="P44"><text:span text:style-name="T59"/></text:p>
      <text:p text:style-name="P44">CmakeLists.txt</text:p>
      <text:p text:style-name="P44"><text:span text:style-name="T62">cmake_minimum_required(</text:span><text:span text:style-name="T67">VERSION 3.17</text:span><text:span text:style-name="T62">)</text:span><text:line-break/><text:span text:style-name="T62">project(</text:span><text:span text:style-name="T67">KP_OS</text:span><text:span text:style-name="T62">)</text:span><text:line-break/><text:soft-page-break/><text:line-break/><text:span text:style-name="T62">set(</text:span><text:span text:style-name="T67">CMAKE_CXX_STANDARD 14</text:span><text:span text:style-name="T62">)</text:span><text:line-break/><text:line-break/><text:span text:style-name="T62">set(</text:span><text:span text:style-name="T67">THREADS_PREFER_PTHREAD_FLAG ON</text:span><text:span text:style-name="T62">)</text:span><text:line-break/><text:span text:style-name="T62">find_package(</text:span><text:span text:style-name="T67">Threads REQUIRED</text:span><text:span text:style-name="T62">)</text:span><text:line-break/><text:line-break/><text:span text:style-name="T62">set(</text:span><text:span text:style-name="T67">ZMQ_INCLUDE_DIR /usr/include/zmqpp</text:span><text:span text:style-name="T62">)</text:span><text:line-break/><text:line-break/><text:span text:style-name="T62">find_library(</text:span><text:span text:style-name="T67">cZeroMQ NAMES zmq PATHS /usr/lib/x86_64-linux-gnu</text:span><text:span text:style-name="T62">)</text:span><text:line-break/><text:span text:style-name="T62">find_library(</text:span><text:span text:style-name="T67">ZeroMQ NAMES zmqpp PATHS /usr/lib/x86_64-linux-gnu</text:span><text:span text:style-name="T62">)</text:span><text:line-break/><text:line-break/><text:line-break/><text:span text:style-name="T62">add_executable(</text:span><text:span text:style-name="T67">server_exec server_exec.cpp</text:span><text:span text:style-name="T62">)</text:span><text:line-break/><text:span text:style-name="T62">add_executable(</text:span><text:span text:style-name="T67">client_exec client_exec.cpp</text:span><text:span text:style-name="T62">)</text:span><text:line-break/><text:line-break/><text:line-break/><text:span text:style-name="T62">add_library(</text:span><text:line-break/><text:span text:style-name="T62"> <text:s text:c="7"/></text:span><text:span text:style-name="T67">server STATIC</text:span><text:line-break/><text:span text:style-name="T67"> <text:s text:c="7"/>src/server.cpp</text:span><text:line-break/><text:span text:style-name="T62">)</text:span><text:line-break/><text:line-break/><text:line-break/><text:span text:style-name="T62">add_library(</text:span><text:line-break/><text:span text:style-name="T62"> <text:s text:c="7"/></text:span><text:span text:style-name="T67">client STATIC</text:span><text:line-break/><text:span text:style-name="T67"> <text:s text:c="7"/>src/client.cpp</text:span><text:line-break/><text:span text:style-name="T62">)</text:span><text:line-break/><text:line-break/><text:line-break/><text:span text:style-name="T62">set_target_properties(</text:span><text:span text:style-name="T67">client PROPERTIES</text:span><text:line-break/><text:span text:style-name="T67"> <text:s text:c="7"/>PRIVATE_HEADER src/client.h</text:span><text:line-break/><text:span text:style-name="T67"> <text:s text:c="7"/></text:span><text:span text:style-name="T62">)</text:span><text:line-break/><text:line-break/><text:span text:style-name="T62">set_target_properties(</text:span><text:span text:style-name="T67">server PROPERTIES</text:span><text:line-break/><text:span text:style-name="T67"> <text:s text:c="7"/>PRIVATE_HEADER src/server.h</text:span><text:line-break/><text:span text:style-name="T67"> <text:s text:c="7"/></text:span><text:span text:style-name="T62">)</text:span><text:line-break/><text:line-break/><text:span text:style-name="T62">target_include_directories(</text:span><text:span text:style-name="T67">server PUBLIC </text:span><text:span text:style-name="T90">${</text:span><text:span text:style-name="T67">ZMQ_INCLUDE_DIR</text:span><text:span text:style-name="T90">}</text:span><text:span text:style-name="T62">)</text:span><text:line-break/><text:span text:style-name="T62">target_include_directories(</text:span><text:span text:style-name="T67">client PUBLIC </text:span><text:span text:style-name="T90">${</text:span><text:span text:style-name="T67">ZMQ_INCLUDE_DIR</text:span><text:span text:style-name="T90">}</text:span><text:span text:style-name="T62">)</text:span><text:line-break/><text:line-break/><text:span text:style-name="T62">target_include_directories(</text:span><text:span text:style-name="T67">client_exec PUBLIC src/</text:span><text:span text:style-name="T62">)</text:span><text:line-break/><text:span text:style-name="T62">target_include_directories(</text:span><text:span text:style-name="T67">server_exec PUBLIC src/</text:span><text:span text:style-name="T62">)</text:span><text:line-break/><text:line-break/><text:span text:style-name="T62">add_dependencies(</text:span><text:span text:style-name="T67">client_exec client</text:span><text:span text:style-name="T62">)</text:span><text:line-break/><text:span text:style-name="T62">add_dependencies(</text:span><text:span text:style-name="T67">server_exec server</text:span><text:span text:style-name="T62">)</text:span><text:line-break/><text:soft-page-break/><text:line-break/><text:span text:style-name="T62">target_link_libraries(</text:span><text:span text:style-name="T67">server </text:span><text:span text:style-name="T90">${</text:span><text:span text:style-name="T67">ZeroMQ</text:span><text:span text:style-name="T90">} ${</text:span><text:span text:style-name="T67">cZeroMQ</text:span><text:span text:style-name="T90">} </text:span><text:span text:style-name="T67">Threads::Threads</text:span><text:span text:style-name="T62">)</text:span><text:line-break/><text:span text:style-name="T62">target_link_libraries(</text:span><text:span text:style-name="T67">client </text:span><text:span text:style-name="T90">${</text:span><text:span text:style-name="T67">ZeroMQ</text:span><text:span text:style-name="T90">} ${</text:span><text:span text:style-name="T67">cZeroMQ</text:span><text:span text:style-name="T90">} </text:span><text:span text:style-name="T67">Threads::Threads</text:span><text:span text:style-name="T62">)</text:span><text:line-break/><text:line-break/><text:span text:style-name="T62">target_link_libraries(</text:span><text:span text:style-name="T67">client_exec client</text:span><text:span text:style-name="T62">)</text:span><text:line-break/><text:span text:style-name="T62">target_link_libraries(</text:span><text:span text:style-name="T67">server_exec server</text:span><text:span text:style-name="T62">)</text:span><text:line-break/><text:line-break/></text:p>
      <text:p text:style-name="P44"><text:span text:style-name="T59"/></text:p>
      <text:p text:style-name="P44"/>
      <text:p text:style-name="P44">server_exec.cpp</text:p>
      <text:p text:style-name="P44"><text:span text:style-name="T83">#include </text:span><text:span text:style-name="T67">"server.h"</text:span><text:line-break/><text:line-break/><text:span text:style-name="T90">int </text:span><text:span text:style-name="T104">main</text:span><text:span text:style-name="T62">(</text:span><text:span text:style-name="T90">int </text:span><text:span text:style-name="T62">argc</text:span><text:span text:style-name="T90">, char</text:span><text:span text:style-name="T62">* argv[]) {</text:span><text:line-break/><text:span text:style-name="T62"> <text:s text:c="3"/></text:span><text:span text:style-name="T94">std</text:span><text:span text:style-name="T62">::</text:span><text:span text:style-name="T100">string </text:span><text:span text:style-name="T62">cmd</text:span><text:span text:style-name="T90">;</text:span><text:line-break/><text:span text:style-name="T90"> <text:s text:c="3"/></text:span><text:span text:style-name="T94">std</text:span><text:span text:style-name="T62">::</text:span><text:span text:style-name="T100">ifstream </text:span><text:span text:style-name="T62">config(</text:span><text:span text:style-name="T67">"config.txt"</text:span><text:span text:style-name="T62">)</text:span><text:span text:style-name="T90">;</text:span><text:line-break/><text:span text:style-name="T90"> <text:s text:c="3"/>long long </text:span><text:span text:style-name="T62">size = </text:span><text:span text:style-name="T109">0</text:span><text:span text:style-name="T90">;</text:span><text:line-break/><text:span text:style-name="T90"> <text:s text:c="3"/>if</text:span><text:span text:style-name="T62">(config.is_open()){</text:span><text:line-break/><text:span text:style-name="T62"> <text:s text:c="7"/>config </text:span><text:span text:style-name="T113">&gt;&gt; </text:span><text:span text:style-name="T62">size</text:span><text:span text:style-name="T90">;</text:span><text:line-break/><text:span text:style-name="T90"> <text:s text:c="3"/></text:span><text:span text:style-name="T62">}</text:span><text:line-break/><text:span text:style-name="T62"> <text:s text:c="3"/>config.close()</text:span><text:span text:style-name="T90">;</text:span><text:line-break/><text:span text:style-name="T90"> <text:s text:c="3"/>int </text:span><text:span text:style-name="T62">port</text:span><text:span text:style-name="T90">;</text:span><text:line-break/><text:span text:style-name="T90"> <text:s text:c="3"/></text:span><text:span text:style-name="T94">Server</text:span><text:span text:style-name="T62">* server</text:span><text:span text:style-name="T90">;</text:span><text:line-break/><text:span text:style-name="T90"> <text:s text:c="3"/>while</text:span><text:span text:style-name="T62">(</text:span><text:span text:style-name="T94">std</text:span><text:span text:style-name="T62">::cin </text:span><text:span text:style-name="T113">&gt;&gt; </text:span><text:span text:style-name="T62">cmd){</text:span><text:line-break/><text:span text:style-name="T62"> <text:s text:c="7"/></text:span><text:span text:style-name="T90">if</text:span><text:span text:style-name="T62">(cmd </text:span><text:span text:style-name="T113">== </text:span><text:span text:style-name="T67">"server.out"</text:span><text:span text:style-name="T62">){</text:span><text:line-break/><text:span text:style-name="T62"> <text:s text:c="11"/></text:span><text:span text:style-name="T94">std</text:span><text:span text:style-name="T62">::cin </text:span><text:span text:style-name="T113">&gt;&gt; </text:span><text:span text:style-name="T62">port</text:span><text:span text:style-name="T90">;</text:span><text:line-break/><text:span text:style-name="T90"> <text:s text:c="11"/>if</text:span><text:span text:style-name="T62">(size != </text:span><text:span text:style-name="T109">0</text:span><text:span text:style-name="T62">){</text:span><text:line-break/><text:span text:style-name="T62"> <text:s text:c="15"/>server = </text:span><text:span text:style-name="T90">new </text:span><text:span text:style-name="T62">Server(port</text:span><text:span text:style-name="T90">, </text:span><text:span text:style-name="T62">size)</text:span><text:span text:style-name="T90">;</text:span><text:line-break/><text:span text:style-name="T90"> <text:s text:c="11"/></text:span><text:span text:style-name="T62">}</text:span><text:line-break/><text:span text:style-name="T62"> <text:s text:c="11"/></text:span><text:span text:style-name="T90">else</text:span><text:span text:style-name="T62">{</text:span><text:line-break/><text:span text:style-name="T62"> <text:s text:c="15"/>server = </text:span><text:span text:style-name="T90">new </text:span><text:span text:style-name="T62">Server (port)</text:span><text:span text:style-name="T90">;</text:span><text:line-break/><text:span text:style-name="T90"> <text:s text:c="11"/></text:span><text:span text:style-name="T62">}</text:span><text:line-break/><text:span text:style-name="T62"> <text:s text:c="7"/>}</text:span><text:line-break/><text:span text:style-name="T62"> <text:s text:c="7"/></text:span><text:span text:style-name="T90">else</text:span><text:span text:style-name="T62">{</text:span><text:line-break/><text:span text:style-name="T62"> <text:s text:c="11"/></text:span><text:span text:style-name="T94">std</text:span><text:span text:style-name="T62">::cout </text:span><text:span text:style-name="T113">&lt;&lt; </text:span><text:span text:style-name="T67">"Wrong command!" </text:span><text:span text:style-name="T113">&lt;&lt; </text:span><text:span text:style-name="T94">std</text:span><text:span text:style-name="T62">::endl</text:span><text:span text:style-name="T90">;</text:span><text:line-break/><text:span text:style-name="T90"> <text:s text:c="7"/></text:span><text:span text:style-name="T62">}</text:span><text:line-break/><text:span text:style-name="T62"> <text:s text:c="3"/>}</text:span><text:line-break/><text:span text:style-name="T62"> <text:s text:c="3"/></text:span><text:span text:style-name="T90">delete </text:span><text:span text:style-name="T62">server</text:span><text:span text:style-name="T90">;</text:span><text:line-break/><text:span text:style-name="T62">}</text:span><text:line-break/><text:line-break/><text:line-break/></text:p>
      <text:p text:style-name="P48"><text:span text:style-name="T119"><text:line-break/><text:line-break/></text:span><text:soft-page-break/><text:span text:style-name="T119"><text:line-break/></text:span></text:p>
      <text:p text:style-name="P44">client_exec.cpp</text:p>
      <text:p text:style-name="P49"><text:span text:style-name="T79">//</text:span><text:span text:style-name="T121"><text:line-break/></text:span><text:span text:style-name="T79">// Created by nikita on 02.01.2021.</text:span><text:span text:style-name="T121"><text:line-break/></text:span><text:span text:style-name="T79">//</text:span><text:span text:style-name="T121"><text:line-break/></text:span><text:span text:style-name="T84">#include</text:span><text:span text:style-name="T68">"client.h"</text:span><text:span text:style-name="T121"><text:line-break/></text:span><text:span text:style-name="T91">void </text:span><text:span text:style-name="T105">menu</text:span><text:span text:style-name="T63">(){</text:span><text:span text:style-name="T121"><text:line-break/></text:span><text:span text:style-name="T63"> <text:s text:c="3"/></text:span><text:span text:style-name="T95">std</text:span><text:span text:style-name="T63">::cout </text:span><text:span text:style-name="T114">&lt;&lt; </text:span><text:span text:style-name="T68">"Enter 1 if you want to connect to server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3"/></text:span><text:span text:style-name="T95">std</text:span><text:span text:style-name="T63">::cout </text:span><text:span text:style-name="T114">&lt;&lt; </text:span><text:span text:style-name="T68">"Enter 2 if you want to send message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3"/></text:span><text:span text:style-name="T95">std</text:span><text:span text:style-name="T63">::cout </text:span><text:span text:style-name="T114">&lt;&lt; </text:span><text:span text:style-name="T68">"Enter 3 if you want to receive messages from queue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3"/></text:span><text:span text:style-name="T95">std</text:span><text:span text:style-name="T63">::cout </text:span><text:span text:style-name="T114">&lt;&lt; </text:span><text:span text:style-name="T68">"Enter 4 to see this menu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3"/></text:span><text:span text:style-name="T95">std</text:span><text:span text:style-name="T63">::cout </text:span><text:span text:style-name="T114">&lt;&lt; </text:span><text:span text:style-name="T68">"Enter 5 to send message from file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3"/></text:span><text:span text:style-name="T95">std</text:span><text:span text:style-name="T63">::cout </text:span><text:span text:style-name="T114">&lt;&lt; </text:span><text:span text:style-name="T68">"Enter 6 to exit from program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63">}</text:span><text:span text:style-name="T121"><text:line-break/></text:span><text:span text:style-name="T95">Connection </text:span><text:span text:style-name="T63">&amp;</text:span><text:span text:style-name="T105">cont</text:span><text:span text:style-name="T63">()</text:span><text:span text:style-name="T91">;</text:span><text:span text:style-name="T121"><text:line-break/></text:span><text:span text:style-name="T91">int </text:span><text:span text:style-name="T105">main</text:span><text:span text:style-name="T63">(</text:span><text:span text:style-name="T91">int </text:span><text:span text:style-name="T63">argc</text:span><text:span text:style-name="T91">, char</text:span><text:span text:style-name="T63">* argv[]){</text:span><text:span text:style-name="T121"><text:line-break/></text:span><text:span text:style-name="T63"> <text:s text:c="3"/></text:span><text:span text:style-name="T91">int </text:span><text:span text:style-name="T63">cmd</text:span><text:span text:style-name="T91">;</text:span><text:span text:style-name="T121"><text:line-break/></text:span><text:span text:style-name="T91"> <text:s text:c="3"/></text:span><text:span text:style-name="T63">menu()</text:span><text:span text:style-name="T91">;</text:span><text:span text:style-name="T121"><text:line-break/></text:span><text:span text:style-name="T91"> <text:s text:c="3"/></text:span><text:span text:style-name="T95">Connection </text:span><text:span text:style-name="T63">cont</text:span><text:span text:style-name="T91">;</text:span><text:span text:style-name="T121"><text:line-break/></text:span><text:span text:style-name="T91"> <text:s text:c="3"/>while</text:span><text:span text:style-name="T63">(</text:span><text:span text:style-name="T91">true</text:span><text:span text:style-name="T63">){</text:span><text:span text:style-name="T121"><text:line-break/></text:span><text:span text:style-name="T63"> <text:s text:c="7"/></text:span><text:span text:style-name="T95">std</text:span><text:span text:style-name="T63">::cin </text:span><text:span text:style-name="T114">&gt;&gt; </text:span><text:span text:style-name="T63">cmd</text:span><text:span text:style-name="T91">;</text:span><text:span text:style-name="T121"><text:line-break/></text:span><text:span text:style-name="T91"> <text:s text:c="7"/>switch</text:span><text:span text:style-name="T63">(cmd){</text:span><text:span text:style-name="T121"><text:line-break/></text:span><text:span text:style-name="T63"> <text:s text:c="11"/></text:span><text:span text:style-name="T91">case </text:span><text:span text:style-name="T110">1</text:span><text:span text:style-name="T63">:{</text:span><text:span text:style-name="T121"><text:line-break/></text:span><text:span text:style-name="T63"> <text:s text:c="15"/></text:span><text:span text:style-name="T91">int </text:span><text:span text:style-name="T63">port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address</text:span><text:span text:style-name="T91">;</text:span><text:span text:style-name="T121"><text:line-break/></text:span><text:span text:style-name="T91"> <text:s text:c="15"/></text:span><text:span text:style-name="T95">std</text:span><text:span text:style-name="T63">::cout </text:span><text:span text:style-name="T114">&lt;&lt; </text:span><text:span text:style-name="T68">"Enter IP address and port to connect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</text:span><text:span text:style-name="T95">std</text:span><text:span text:style-name="T63">::cin </text:span><text:span text:style-name="T114">&gt;&gt; </text:span><text:span text:style-name="T63">address </text:span><text:span text:style-name="T114">&gt;&gt; </text:span><text:span text:style-name="T63">port</text:span><text:span text:style-name="T91">;</text:span><text:span text:style-name="T121"><text:line-break/></text:span><text:span text:style-name="T91"> <text:s text:c="15"/></text:span><text:span text:style-name="T63">address </text:span><text:span text:style-name="T114">= </text:span><text:span text:style-name="T63">address </text:span><text:span text:style-name="T114">+ </text:span><text:span text:style-name="T68">":" </text:span><text:span text:style-name="T114">+ </text:span><text:span text:style-name="T95">std</text:span><text:span text:style-name="T63">::to_string(port)</text:span><text:span text:style-name="T91">;</text:span><text:span text:style-name="T121"><text:line-break/></text:span><text:span text:style-name="T91"> <text:s text:c="15"/></text:span><text:span text:style-name="T63">cont </text:span><text:span text:style-name="T114">= </text:span><text:span text:style-name="T63">Connection(address)</text:span><text:span text:style-name="T91">;</text:span><text:span text:style-name="T121"><text:line-break/></text:span><text:span text:style-name="T91"> <text:s text:c="15"/></text:span><text:span text:style-name="T95">std</text:span><text:span text:style-name="T63">::cout </text:span><text:span text:style-name="T114">&lt;&lt; </text:span><text:span text:style-name="T68">"Connected!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break;</text:span><text:span text:style-name="T121"><text:line-break/></text:span><text:span text:style-name="T91"> <text:s text:c="11"/></text:span><text:span text:style-name="T63">}</text:span><text:span text:style-name="T121"><text:line-break/></text:span><text:span text:style-name="T63"> <text:s text:c="11"/></text:span><text:span text:style-name="T91">case </text:span><text:span text:style-name="T110">2</text:span><text:span text:style-name="T63">:{</text:span><text:span text:style-name="T121"><text:line-break/></text:span><text:span text:style-name="T63"> <text:s text:c="15"/></text:span><text:span text:style-name="T95">std</text:span><text:span text:style-name="T63">::cout </text:span><text:span text:style-name="T114">&lt;&lt; </text:span><text:span text:style-name="T68">"Enter id of queue and message: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id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message</text:span><text:span text:style-name="T91">;</text:span><text:span text:style-name="T121"><text:line-break/></text:span><text:span text:style-name="T91"> <text:s text:c="15"/></text:span><text:span text:style-name="T95">std</text:span><text:span text:style-name="T63">::cin </text:span><text:span text:style-name="T114">&gt;&gt; </text:span><text:span text:style-name="T63">id</text:span><text:span text:style-name="T91">;</text:span><text:span text:style-name="T121"><text:line-break/></text:span><text:span text:style-name="T91"> <text:s text:c="15"/></text:span><text:span text:style-name="T95">std</text:span><text:span text:style-name="T63">::cin.get()</text:span><text:span text:style-name="T91">;</text:span><text:span text:style-name="T121"><text:line-break/></text:span><text:span text:style-name="T91"> <text:s text:c="15"/></text:span><text:span text:style-name="T63">getline(</text:span><text:span text:style-name="T95">std</text:span><text:span text:style-name="T63">::cin</text:span><text:span text:style-name="T91">, </text:span><text:span text:style-name="T63">message)</text:span><text:span text:style-name="T91">;</text:span><text:span text:style-name="T121"><text:line-break/></text:span><text:span text:style-name="T91"> <text:s text:c="15"/></text:span><text:span text:style-name="T63">SendMessage(cont</text:span><text:span text:style-name="T91">, </text:span><text:span text:style-name="T63">id</text:span><text:span text:style-name="T91">, </text:span><text:span text:style-name="T63">message)</text:span><text:span text:style-name="T91">;</text:span><text:span text:style-name="T121"><text:line-break/></text:span><text:span text:style-name="T91"> <text:s text:c="15"/></text:span><text:span text:style-name="T95">std</text:span><text:span text:style-name="T63">::cout </text:span><text:span text:style-name="T114">&lt;&lt; </text:span><text:span text:style-name="T68">"Message send!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break;</text:span><text:span text:style-name="T121"><text:line-break/></text:span><text:span text:style-name="T91"> <text:s text:c="11"/></text:span><text:span text:style-name="T63">}</text:span><text:span text:style-name="T121"><text:line-break/></text:span><text:span text:style-name="T63"> <text:s text:c="11"/></text:span><text:span text:style-name="T91">case </text:span><text:span text:style-name="T110">3</text:span><text:span text:style-name="T63">:{</text:span><text:span text:style-name="T121"><text:line-break/></text:span><text:soft-page-break/><text:span text:style-name="T63"> <text:s text:c="15"/></text:span><text:span text:style-name="T95">std</text:span><text:span text:style-name="T63">::cout </text:span><text:span text:style-name="T114">&lt;&lt; </text:span><text:span text:style-name="T68">"Enter id of queue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id</text:span><text:span text:style-name="T91">;</text:span><text:span text:style-name="T121"><text:line-break/></text:span><text:span text:style-name="T91"> <text:s text:c="15"/></text:span><text:span text:style-name="T95">std</text:span><text:span text:style-name="T63">::cin </text:span><text:span text:style-name="T114">&gt;&gt; </text:span><text:span text:style-name="T63">id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message = ReceiveMessage(cont</text:span><text:span text:style-name="T91">, </text:span><text:span text:style-name="T63">id)</text:span><text:span text:style-name="T91">;</text:span><text:span text:style-name="T121"><text:line-break/></text:span><text:span text:style-name="T91"> <text:s text:c="15"/></text:span><text:span text:style-name="T95">std</text:span><text:span text:style-name="T63">::cout </text:span><text:span text:style-name="T114">&lt;&lt; </text:span><text:span text:style-name="T63">message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break;</text:span><text:span text:style-name="T121"><text:line-break/></text:span><text:span text:style-name="T91"> <text:s text:c="11"/></text:span><text:span text:style-name="T63">}</text:span><text:span text:style-name="T121"><text:line-break/></text:span><text:span text:style-name="T63"> <text:s text:c="11"/></text:span><text:span text:style-name="T91">case </text:span><text:span text:style-name="T110">4</text:span><text:span text:style-name="T63">:{</text:span><text:span text:style-name="T121"><text:line-break/></text:span><text:span text:style-name="T63"> <text:s text:c="15"/>menu()</text:span><text:span text:style-name="T91">;</text:span><text:span text:style-name="T121"><text:line-break/></text:span><text:span text:style-name="T91"> <text:s text:c="15"/>break;</text:span><text:span text:style-name="T121"><text:line-break/></text:span><text:span text:style-name="T91"> <text:s text:c="11"/></text:span><text:span text:style-name="T63">}</text:span><text:span text:style-name="T121"><text:line-break/></text:span><text:span text:style-name="T63"> <text:s text:c="11"/></text:span><text:span text:style-name="T91">case </text:span><text:span text:style-name="T110">5</text:span><text:span text:style-name="T63">:{</text:span><text:span text:style-name="T121"><text:line-break/></text:span><text:span text:style-name="T63"> <text:s text:c="15"/></text:span><text:span text:style-name="T95">std</text:span><text:span text:style-name="T63">::cout </text:span><text:span text:style-name="T114">&lt;&lt; </text:span><text:span text:style-name="T68">"Enter id of queue and filename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id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filename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string </text:span><text:span text:style-name="T63">message</text:span><text:span text:style-name="T91">;</text:span><text:span text:style-name="T121"><text:line-break/></text:span><text:span text:style-name="T91"> <text:s text:c="15"/></text:span><text:span text:style-name="T95">std</text:span><text:span text:style-name="T63">::cin </text:span><text:span text:style-name="T114">&gt;&gt; </text:span><text:span text:style-name="T63">id </text:span><text:span text:style-name="T114">&gt;&gt; </text:span><text:span text:style-name="T63">filename</text:span><text:span text:style-name="T91">;</text:span><text:span text:style-name="T121"><text:line-break/></text:span><text:span text:style-name="T91"> <text:s text:c="15"/></text:span><text:span text:style-name="T95">std</text:span><text:span text:style-name="T63">::</text:span><text:span text:style-name="T101">ifstream </text:span><text:span text:style-name="T63">inf</text:span><text:span text:style-name="T91">;</text:span><text:span text:style-name="T121"><text:line-break/></text:span><text:span text:style-name="T91"> <text:s text:c="15"/></text:span><text:span text:style-name="T63">inf.open(filename)</text:span><text:span text:style-name="T91">;</text:span><text:span text:style-name="T121"><text:line-break/></text:span><text:span text:style-name="T91"> <text:s text:c="15"/>if</text:span><text:span text:style-name="T63">(inf.is_open()) {</text:span><text:span text:style-name="T121"><text:line-break/></text:span><text:span text:style-name="T63"> <text:s text:c="19"/>getline(inf</text:span><text:span text:style-name="T91">, </text:span><text:span text:style-name="T63">message</text:span><text:span text:style-name="T91">, </text:span><text:span text:style-name="T68">'</text:span><text:span text:style-name="T91">\0</text:span><text:span text:style-name="T68">'</text:span><text:span text:style-name="T63">)</text:span><text:span text:style-name="T91">;</text:span><text:span text:style-name="T121"><text:line-break/></text:span><text:span text:style-name="T91"> <text:s text:c="15"/></text:span><text:span text:style-name="T63">}</text:span><text:span text:style-name="T121"><text:line-break/></text:span><text:span text:style-name="T63"> <text:s text:c="15"/>inf.close()</text:span><text:span text:style-name="T91">;</text:span><text:span text:style-name="T121"><text:line-break/></text:span><text:span text:style-name="T91"> <text:s text:c="15"/></text:span><text:span text:style-name="T63">SendMessage(cont</text:span><text:span text:style-name="T91">, </text:span><text:span text:style-name="T63">id</text:span><text:span text:style-name="T91">, </text:span><text:span text:style-name="T63">message)</text:span><text:span text:style-name="T91">;</text:span><text:span text:style-name="T121"><text:line-break/></text:span><text:span text:style-name="T91"> <text:s text:c="15"/></text:span><text:span text:style-name="T95">std</text:span><text:span text:style-name="T63">::cout </text:span><text:span text:style-name="T114">&lt;&lt; </text:span><text:span text:style-name="T68">"Message send!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break;</text:span><text:span text:style-name="T121"><text:line-break/></text:span><text:span text:style-name="T91"> <text:s text:c="11"/></text:span><text:span text:style-name="T63">}</text:span><text:span text:style-name="T121"><text:line-break/></text:span><text:span text:style-name="T63"> <text:s text:c="11"/></text:span><text:span text:style-name="T91">case </text:span><text:span text:style-name="T110">6</text:span><text:span text:style-name="T63">:{</text:span><text:span text:style-name="T121"><text:line-break/></text:span><text:span text:style-name="T63"> <text:s text:c="15"/></text:span><text:span text:style-name="T91">return </text:span><text:span text:style-name="T110">0</text:span><text:span text:style-name="T91">;</text:span><text:span text:style-name="T121"><text:line-break/></text:span><text:span text:style-name="T91"> <text:s text:c="11"/></text:span><text:span text:style-name="T63">}</text:span><text:span text:style-name="T121"><text:line-break/></text:span><text:span text:style-name="T63"> <text:s text:c="11"/></text:span><text:span text:style-name="T91">default</text:span><text:span text:style-name="T63">:{</text:span><text:span text:style-name="T121"><text:line-break/></text:span><text:span text:style-name="T63"> <text:s text:c="15"/></text:span><text:span text:style-name="T95">std</text:span><text:span text:style-name="T63">::cout </text:span><text:span text:style-name="T114">&lt;&lt; </text:span><text:span text:style-name="T68">"Wrong command!" </text:span><text:span text:style-name="T114">&lt;&lt; </text:span><text:span text:style-name="T95">std</text:span><text:span text:style-name="T63">::endl</text:span><text:span text:style-name="T91">;</text:span><text:span text:style-name="T121"><text:line-break/></text:span><text:span text:style-name="T91"> <text:s text:c="15"/>break;</text:span><text:span text:style-name="T121"><text:line-break/></text:span><text:span text:style-name="T91"> <text:s text:c="11"/></text:span><text:span text:style-name="T63">}</text:span><text:span text:style-name="T121"><text:line-break/></text:span><text:span text:style-name="T63"> <text:s text:c="7"/>}</text:span><text:span text:style-name="T121"><text:line-break/></text:span><text:span text:style-name="T63"> <text:s text:c="3"/>}</text:span><text:span text:style-name="T121"><text:line-break/></text:span><text:span text:style-name="T63">}</text:span></text:p>
      <text:p text:style-name="P45"/>
      <text:p text:style-name="P32"/>
      <text:p text:style-name="P32"/>
      <text:p text:style-name="P32"/>
      <text:p text:style-name="P32"/>
      <text:p text:style-name="P32"/>
      <text:p text:style-name="P32"/>
      <text:p text:style-name="P16"><text:span text:style-name="Основной_20_шрифт_20_абзаца"><text:span text:style-name="T17">8</text:span></text:span><text:span text:style-name="Основной_20_шрифт_20_абзаца"><text:span text:style-name="T10">. Заключение.</text:span></text:span></text:p>
      <text:p text:style-name="P21"><text:span text:style-name="Основной_20_шрифт_20_абзаца"><text:span text:style-name="T18"><text:tab/></text:span></text:span><text:span text:style-name="Основной_20_шрифт_20_абзаца"><text:span text:style-name="T19">С большим интересом мно</text:span></text:span><text:span text:style-name="Основной_20_шрифт_20_абзаца"><text:span text:style-name="T20">ю бы</text:span></text:span><text:span text:style-name="Основной_20_шрифт_20_абзаца"><text:span text:style-name="T23">ла проведена работа над проектированием и написанием статической библиотеки, которую, </text:span></text:span><text:soft-page-break/><text:span text:style-name="Основной_20_шрифт_20_абзаца"><text:span text:style-name="T23">если довести её до ума, можно использовать в реальных проектах. Я думаю, что знание 0mq меня ещё не раз выручит, а знакомство с о</text:span></text:span><text:span text:style-name="Основной_20_шрифт_20_абзаца"><text:span text:style-name="T24">ч</text:span></text:span><text:span text:style-name="Основной_20_шрифт_20_абзаца"><text:span text:style-name="T23">ередями сообщений не пройдет для меня бесследно.</text:span></text:span></text:p>
      <text:p text:style-name="P21"><text:span text:style-name="Основной_20_шрифт_20_абзаца"><text:span text:style-name="T19"><text:tab/></text:span></text:span><text:span text:style-name="Основной_20_шрифт_20_абзаца"><text:span text:style-name="T23">Если честно, то я доволен проделанной работой, т.к. я с нуля смогу написать немаленькую библиотеку в довольно сжатый срок. После сдачи КП я планирую развить идею этой библиотеки, может быть сделать из неё портативную связку клиент+сервер, идей на этот счёт много.</text:span></text:span></text:p>
      <text:p text:style-name="P20"><text:span text:style-name="Основной_20_шрифт_20_абзаца"><text:span text:style-name="T20"><text:tab/>В дополнении ко всему этому я, надеюсь, упростил жизнь будущим студентам. Они смогут запустить мою программу у себя и </text:span></text:span><text:span text:style-name="Основной_20_шрифт_20_абзаца"><text:span text:style-name="T23">посмотреть, как работают сокеты, очереди сообщений.</text:span></text:span></text:p>
      <text:p text:style-name="P20"><text:span text:style-name="Основной_20_шрифт_20_абзаца"><text:span text:style-name="T3"><text:tab/> </text:span></text:span></text:p>
      <text:p text:style-name="P15"><text:span text:style-name="Основной_20_шрифт_20_абзаца"><text:span text:style-name="T3"><text:tab/></text:span></text:span></text:p>
      <text:p text:style-name="P20"><text:span text:style-name="Основной_20_шрифт_20_абзаца"><text:span text:style-name="T3"><text:tab/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etBrains Mono1" svg:font-family="'JetBrains Mono'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_20__28_user_29_" style:class="html">
      <style:paragraph-properties fo:hyphenation-ladder-count="no-limit"/>
      <style:text-properties style:font-name="Liberation Mono" fo:font-family="'Liberation Mono'" style:font-family-generic="system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" style:font-family-complex="'Liberation Mono'" style:font-family-generic-complex="system" style:font-pitch-complex="variable" style:font-size-complex="10pt" fo:hyphenate="false" loext:hyphenation-no-caps="false"/>
    </style:style>
    <style:style style:name="Обычный_20__28_Интернет_29_" style:display-name="Обычный (Интернет)" style:family="paragraph" style:parent-style-name="Standard_20__28_user_29_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alera Anisimov</meta:initial-creator>
    <meta:creation-date>2019-11-21T21:45:00Z</meta:creation-date>
    <dc:date>2021-04-20T18:24:23.627974144</dc:date>
    <meta:editing-cycles>8</meta:editing-cycles>
    <meta:editing-duration>PT3H8M54S</meta:editing-duration>
    <meta:document-statistic meta:table-count="1" meta:image-count="0" meta:object-count="0" meta:page-count="17" meta:paragraph-count="124" meta:word-count="2031" meta:character-count="18455" meta:non-whitespace-character-count="14474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Downloads/Telegram%20Desktop/otchetlros6.odt/Normal"/>
  </office:meta>
</office:document-meta>
</file>